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0.901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1.658cm"/>
    </style:style>
    <style:style style:name="co8" style:family="table-column">
      <style:table-column-properties fo:break-before="auto" style:column-width="3.464cm"/>
    </style:style>
    <style:style style:name="co9" style:family="table-column">
      <style:table-column-properties fo:break-before="auto" style:column-width="2.771cm"/>
    </style:style>
    <style:style style:name="co10" style:family="table-column">
      <style:table-column-properties fo:break-before="auto" style:column-width="2.939cm"/>
    </style:style>
    <style:style style:name="co11" style:family="table-column">
      <style:table-column-properties fo:break-before="auto" style:column-width="2.11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473cm"/>
    </style:style>
    <style:style style:name="co14" style:family="table-column">
      <style:table-column-properties fo:break-before="auto" style:column-width="2.69cm"/>
    </style:style>
    <style:style style:name="co15" style:family="table-column">
      <style:table-column-properties fo:break-before="auto" style:column-width="2.048cm"/>
    </style:style>
    <style:style style:name="co16" style:family="table-column">
      <style:table-column-properties fo:break-before="auto" style:column-width="0.995cm"/>
    </style:style>
    <style:style style:name="co17" style:family="table-column">
      <style:table-column-properties fo:break-before="auto" style:column-width="3.223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8.414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4.14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justify="auto"/>
      <style:paragraph-properties fo:text-align="center" css3t:text-justify="auto" fo:margin-left="0cm" style:writing-mode="page"/>
      <style:text-properties style:font-name="Trebuchet MS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justify="auto"/>
      <style:paragraph-properties fo:text-align="center" css3t:text-justify="auto" fo:margin-left="0cm" style:writing-mode="page"/>
      <style:text-properties fo:color="#ff0000" style:font-name="Trebuchet MS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style:font-name="Trebuchet MS" fo:font-size="11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fo:color="#ff0000" style:font-name="Trebuchet MS" fo:font-size="11pt" style:font-size-asian="11pt" style:font-size-complex="11pt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style:font-name="Trebuchet MS"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fo:color="#ff0000" style:font-name="Trebuchet MS" fo:font-size="11pt" style:font-size-asian="11pt" style:font-size-complex="11pt"/>
    </style:style>
    <style:style style:name="ce1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font-name="Trebuchet MS" fo:font-size="11pt" style:font-size-asian="11pt" style:font-size-complex="11pt"/>
    </style:style>
    <style:style style:name="ce20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fo:color="#ff0000" style:font-name="Trebuchet MS" fo:font-size="11pt" style:font-size-asian="11pt" style:font-size-complex="11pt"/>
    </style:style>
    <style:style style:name="ce21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cm"/>
      <style:text-properties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cm"/>
      <style:text-properties fo:color="#ff0000" style:font-name="Trebuchet MS" fo:font-size="11pt" style:font-size-asian="11pt" style:font-size-complex="11pt"/>
    </style:style>
    <style:style style:name="ce24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26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ff0000" style:font-name="Trebuchet MS" fo:font-size="11pt" style:font-size-asian="11pt" style:font-size-complex="11pt"/>
    </style:style>
    <style:style style:name="ce2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0000" style:font-name="Trebuchet MS" fo:font-size="11pt" style:font-size-asian="11pt" style:font-size-complex="11pt"/>
    </style:style>
    <style:style style:name="ce29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33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fo:color="#000000" style:font-name="Trebuchet MS" fo:font-size="11pt" style:font-size-asian="11pt" style:font-size-complex="11pt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fo:color="#ff0000" style:font-name="Trebuchet MS" fo:font-size="11pt" style:font-size-asian="11pt" style:font-size-complex="11pt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font-name="Trebuchet MS" fo:font-size="11pt" style:font-size-asian="11pt" style:font-size-complex="11pt"/>
    </style:style>
    <style:style style:name="ce37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39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ff0000" style:font-name="Trebuchet MS" fo:font-size="11pt" style:font-size-asian="11pt" style:font-size-complex="11pt"/>
    </style:style>
    <style:style style:name="ce40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T1"/>
    </style:style>
    <style:style style:name="ce4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transparent" style:rotation-align="none"/>
      <style:text-properties style:font-name="Trebuchet MS" fo:font-size="11pt" style:font-size-asian="11pt" style:font-size-complex="11pt"/>
    </style:style>
    <style:style style:name="ce4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-ranges="Sheet1.F119:Sheet1.F119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10"/>
        <table:table-column table:style-name="co7" table:default-cell-style-name="ce4"/>
        <table:table-column table:style-name="co8" table:default-cell-style-name="ce4"/>
        <table:table-column table:style-name="co9" table:default-cell-style-name="ce19"/>
        <table:table-column table:style-name="co10" table:default-cell-style-name="ce22"/>
        <table:table-column table:style-name="co11" table:default-cell-style-name="ce25"/>
        <table:table-column table:style-name="co12" table:default-cell-style-name="ce4"/>
        <table:table-column table:style-name="co13" table:default-cell-style-name="ce4"/>
        <table:table-column table:style-name="co14" table:default-cell-style-name="ce32"/>
        <table:table-column table:style-name="co15" table:default-cell-style-name="ce34"/>
        <table:table-column table:style-name="co16" table:number-columns-repeated="3" table:default-cell-style-name="ce4"/>
        <table:table-column table:style-name="co17" table:default-cell-style-name="ce38"/>
        <table:table-column table:style-name="co18" table:default-cell-style-name="ce4"/>
        <table:table-column table:style-name="co19" table:default-cell-style-name="ce4"/>
        <table:table-column table:style-name="co1" table:number-columns-repeated="1002" table:default-cell-style-name="ce42"/>
        <table:table-column table:style-name="co1" table:default-cell-style-name="ce43"/>
        <table:table-row table:style-name="ro1"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9" table:formula="of:=[.K114]+([.L114]/20)+([.M114]/240)" office:value-type="float" office:value="0.25" calcext:value-type="float">
            <text:p>0,25</text:p>
          </table:table-cell>
          <table:table-cell table:style-name="ce1" office:value-type="string" calcext:value-type="string">
            <text:p>Direction</text:p>
          </table:table-cell>
          <table:table-cell table:style-name="ce15" office:value-type="string" calcext:value-type="string">
            <text:p>Pays/Région</text:p>
          </table:table-cell>
          <table:table-cell table:style-name="ce18" office:value-type="string" calcext:value-type="string">
            <text:p>Quantité</text:p>
          </table:table-cell>
          <table:table-cell table:style-name="ce21" office:value-type="string" calcext:value-type="string">
            <text:p>Unité de poids / quantité</text:p>
          </table:table-cell>
          <table:table-cell table:style-name="ce24" office:value-type="string" calcext:value-type="string">
            <text:p>Prix unitaire / unité de compte Lt</text:p>
          </table:table-cell>
          <table:table-cell table:style-name="ce27" office:value-type="string" calcext:value-type="string">
            <text:p>Prix unitaire / unité de compte Sous</text:p>
          </table:table-cell>
          <table:table-cell table:style-name="ce27" office:value-type="string" calcext:value-type="string">
            <text:p>Prix unitaire / unité de compte Deniers</text:p>
          </table:table-cell>
          <table:table-cell table:style-name="ce29" office:value-type="string" calcext:value-type="string">
            <text:p>Prix unitaire en décimale de Lt</text:p>
          </table:table-cell>
          <table:table-cell table:style-name="ce33" office:value-type="string" calcext:value-type="string">
            <text:p>Valeur en livres tournois</text:p>
          </table:table-cell>
          <table:table-cell table:style-name="ce27" office:value-type="string" calcext:value-type="string">
            <text:p>valeur en sous</text:p>
          </table:table-cell>
          <table:table-cell table:style-name="ce27" office:value-type="string" calcext:value-type="string">
            <text:p>valeur en denier</text:p>
          </table:table-cell>
          <table:table-cell table:style-name="ce27" office:value-type="string" calcext:value-type="string">
            <text:p>Valeur en décimale de livre tournois</text:p>
          </table:table-cell>
          <table:table-cell table:style-name="ce37" office:value-type="string" calcext:value-type="string">
            <text:p>Valeur calculée</text:p>
          </table:table-cell>
          <table:table-cell table:style-name="ce40" office:value-type="string" calcext:value-type="string">
            <text:p>Différence</text:p>
          </table:table-cell>
          <table:table-cell table:style-name="ce18" office:value-type="string" calcext:value-type="string">
            <text:p>Remarques</text:p>
          </table:table-cell>
          <table:table-cell table:style-name="ce41" table:number-columns-repeated="1002"/>
          <table:table-cell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arils vid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000" calcext:value-type="float">
            <text:p>1 000</text:p>
          </table:table-cell>
          <table:table-cell office:value-type="string" calcext:value-type="string">
            <text:p>en nombre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0" table:formula="of:=[.K2]+([.L2]/20)+([.M2]/240)" office:value-type="float" office:value="0.75" calcext:value-type="float">
            <text:p>0,75000</text:p>
          </table:table-cell>
          <table:table-cell table:number-columns-repeated="4"/>
          <table:table-cell table:formula="of:=[.I2]*[.N2]" office:value-type="float" office:value="750" calcext:value-type="float">
            <text:p>750,0000</text:p>
          </table:table-cell>
          <table:table-cell/>
          <table:table-cell office:value-type="string" calcext:value-type="string">
            <text:p>15 à 20 sous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727" calcext:value-type="float">
            <text:p>1 727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3]+([.L3]/20)+([.M3]/240)" office:value-type="float" office:value="25" calcext:value-type="float">
            <text:p>25,00000</text:p>
          </table:table-cell>
          <table:table-cell table:number-columns-repeated="4"/>
          <table:table-cell table:formula="of:=[.I3]*[.N3]" office:value-type="float" office:value="43175" calcext:value-type="float">
            <text:p>43 17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ierçon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table:formula="of:=[.K4]+([.L4]/20)+([.M4]/240)" office:value-type="float" office:value="1.25" calcext:value-type="float">
            <text:p>1,25000</text:p>
          </table:table-cell>
          <table:table-cell table:number-columns-repeated="4"/>
          <table:table-cell table:formula="of:=[.I4]*[.N4]" office:value-type="float" office:value="250" calcext:value-type="float">
            <text:p>25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eurre sal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3060" calcext:value-type="float">
            <text:p>3 06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0" table:formula="of:=[.K5]+([.L5]/20)+([.M5]/240)" office:value-type="float" office:value="0.25" calcext:value-type="float">
            <text:p>0,25000</text:p>
          </table:table-cell>
          <table:table-cell table:number-columns-repeated="4"/>
          <table:table-cell table:formula="of:=[.I5]*[.N5]" office:value-type="float" office:value="765" calcext:value-type="float">
            <text:p>76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table:style-name="ce20" office:value-type="float" office:value="26728" calcext:value-type="float">
            <text:p>26 728</text:p>
          </table:table-cell>
          <table:table-cell office:value-type="string" calcext:value-type="string">
            <text:p>boisseaux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30" table:formula="of:=[.K6]+([.L6]/20)+([.M6]/240)" office:value-type="float" office:value="5" calcext:value-type="float">
            <text:p>5,00000</text:p>
          </table:table-cell>
          <table:table-cell table:number-columns-repeated="4"/>
          <table:table-cell table:formula="of:=[.I6]*[.N6]" office:value-type="float" office:value="133640" calcext:value-type="float">
            <text:p>133 6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939" calcext:value-type="float">
            <text:p>1 939</text:p>
          </table:table-cell>
          <table:table-cell office:value-type="string" calcext:value-type="string">
            <text:p>tierçon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30" table:formula="of:=[.K7]+([.L7]/20)+([.M7]/240)" office:value-type="float" office:value="13" calcext:value-type="float">
            <text:p>13,00000</text:p>
          </table:table-cell>
          <table:table-cell table:number-columns-repeated="4"/>
          <table:table-cell table:formula="of:=[.I7]*[.N7]" office:value-type="float" office:value="25207" calcext:value-type="float">
            <text:p>25 207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750" calcext:value-type="float">
            <text:p>1 750</text:p>
          </table:table-cell>
          <table:table-cell office:value-type="string" calcext:value-type="string">
            <text:p>sac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30" table:formula="of:=[.K8]+([.L8]/20)+([.M8]/240)" office:value-type="float" office:value="13" calcext:value-type="float">
            <text:p>13,00000</text:p>
          </table:table-cell>
          <table:table-cell table:number-columns-repeated="4"/>
          <table:table-cell table:formula="of:=[.I8]*[.N8]" office:value-type="float" office:value="22750" calcext:value-type="float">
            <text:p>22 75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table:style-name="ce20" office:value-type="float" office:value="100" calcext:value-type="float">
            <text:p>100</text:p>
          </table:table-cell>
          <table:table-cell office:value-type="string" calcext:value-type="string">
            <text:p>tonneaux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30" table:formula="of:=[.K9]+([.L9]/20)+([.M9]/240)" office:value-type="float" office:value="120" calcext:value-type="float">
            <text:p>120,00000</text:p>
          </table:table-cell>
          <table:table-cell table:number-columns-repeated="4"/>
          <table:table-cell table:formula="of:=[.I9]*[.N9]" office:value-type="float" office:value="12000" calcext:value-type="float">
            <text:p>12 0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12900" calcext:value-type="float">
            <text:p>112 9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30" table:formula="of:=[.K10]+([.L10]/20)+([.M10]/240)" office:value-type="float" office:value="0" calcext:value-type="float">
            <text:p>0,00000</text:p>
          </table:table-cell>
          <table:table-cell table:number-columns-repeated="4"/>
          <table:table-cell table:formula="of:=[.I10]*[.N10]" office:value-type="float" office:value="0" calcext:value-type="float">
            <text:p>0,0000</text:p>
          </table:table-cell>
          <table:table-cell/>
          <table:table-cell office:value-type="string" calcext:value-type="string">
            <text:p>à proportion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seig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quartier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30" table:formula="of:=[.K11]+([.L11]/20)+([.M11]/240)" office:value-type="float" office:value="16" calcext:value-type="float">
            <text:p>16,00000</text:p>
          </table:table-cell>
          <table:table-cell table:number-columns-repeated="4"/>
          <table:table-cell table:formula="of:=[.I11]*[.N11]" office:value-type="float" office:value="12192" calcext:value-type="float">
            <text:p>12 19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seig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c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30" table:formula="of:=[.K12]+([.L12]/20)+([.M12]/240)" office:value-type="float" office:value="8" calcext:value-type="float">
            <text:p>8,00000</text:p>
          </table:table-cell>
          <table:table-cell table:number-columns-repeated="4"/>
          <table:table-cell table:formula="of:=[.I12]*[.N12]" office:value-type="float" office:value="80" calcext:value-type="float">
            <text:p>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ulets de cano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0076" calcext:value-type="float">
            <text:p>10 076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30" table:formula="of:=[.K13]+([.L13]/20)+([.M13]/240)" office:value-type="float" office:value="0" calcext:value-type="float">
            <text:p>0,00000</text:p>
          </table:table-cell>
          <table:table-cell table:number-columns-repeated="4"/>
          <table:table-cell table:formula="of:=[.I13]*[.N13]" office:value-type="float" office:value="0" calcext:value-type="float">
            <text:p>0,0000</text:p>
          </table:table-cell>
          <table:table-cell/>
          <table:table-cell office:value-type="string" calcext:value-type="string">
            <text:p>Savoir desquelle grosseur en poids à 4 S la livre ... 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anons de f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n nombr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30" table:formula="of:=[.K14]+([.L14]/20)+([.M14]/240)" office:value-type="float" office:value="200" calcext:value-type="float">
            <text:p>200,00000</text:p>
          </table:table-cell>
          <table:table-cell table:number-columns-repeated="4"/>
          <table:table-cell table:formula="of:=[.I14]*[.N14]" office:value-type="float" office:value="63600" calcext:value-type="float">
            <text:p>63 6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5024" calcext:value-type="float">
            <text:p>15 024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30" table:formula="of:=[.K15]+([.L15]/20)+([.M15]/240)" office:value-type="float" office:value="0.45" calcext:value-type="float">
            <text:p>0,45000</text:p>
          </table:table-cell>
          <table:table-cell table:number-columns-repeated="4"/>
          <table:table-cell table:formula="of:=[.I15]*[.N15]" office:value-type="float" office:value="6760.8" calcext:value-type="float">
            <text:p>6 760,8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30" table:formula="of:=[.K16]+([.L16]/20)+([.M16]/240)" office:value-type="float" office:value="10" calcext:value-type="float">
            <text:p>10,00000</text:p>
          </table:table-cell>
          <table:table-cell table:number-columns-repeated="4"/>
          <table:table-cell table:formula="of:=[.I16]*[.N16]" office:value-type="float" office:value="9940" calcext:value-type="float">
            <text:p>9 9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096" calcext:value-type="float">
            <text:p>1 096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30" table:formula="of:=[.K17]+([.L17]/20)+([.M17]/240)" office:value-type="float" office:value="6" calcext:value-type="float">
            <text:p>6,00000</text:p>
          </table:table-cell>
          <table:table-cell table:number-columns-repeated="4"/>
          <table:table-cell table:formula="of:=[.I17]*[.N17]" office:value-type="float" office:value="6576" calcext:value-type="float">
            <text:p>6 57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840" calcext:value-type="float">
            <text:p>1 840</text:p>
          </table:table-cell>
          <table:table-cell office:value-type="string" calcext:value-type="string">
            <text:p>jutt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30" table:formula="of:=[.K18]+([.L18]/20)+([.M18]/240)" office:value-type="float" office:value="10" calcext:value-type="float">
            <text:p>10,00000</text:p>
          </table:table-cell>
          <table:table-cell table:number-columns-repeated="4"/>
          <table:table-cell table:formula="of:=[.I18]*[.N18]" office:value-type="float" office:value="18400" calcext:value-type="float">
            <text:p>18 4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401" calcext:value-type="float">
            <text:p>1 401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30" table:formula="of:=[.K19]+([.L19]/20)+([.M19]/240)" office:value-type="float" office:value="40" calcext:value-type="float">
            <text:p>40,00000</text:p>
          </table:table-cell>
          <table:table-cell table:number-columns-repeated="4"/>
          <table:table-cell table:formula="of:=[.I19]*[.N19]" office:value-type="float" office:value="56040" calcext:value-type="float">
            <text:p>56 0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loux de f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20]+([.L20]/20)+([.M20]/240)" office:value-type="float" office:value="25" calcext:value-type="float">
            <text:p>25,00000</text:p>
          </table:table-cell>
          <table:table-cell table:number-columns-repeated="4"/>
          <table:table-cell table:formula="of:=[.I20]*[.N20]" office:value-type="float" office:value="5175" calcext:value-type="float">
            <text:p>5 17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rdag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314400" calcext:value-type="float">
            <text:p>314 4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30" table:formula="of:=[.K21]+([.L21]/20)+([.M21]/240)" office:value-type="float" office:value="0.4" calcext:value-type="float">
            <text:p>0,40000</text:p>
          </table:table-cell>
          <table:table-cell table:number-columns-repeated="4"/>
          <table:table-cell table:formula="of:=[.I21]*[.N21]" office:value-type="float" office:value="125760" calcext:value-type="float">
            <text:p>125 7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830" calcext:value-type="float">
            <text:p>1 830</text:p>
          </table:table-cell>
          <table:table-cell office:value-type="string" calcext:value-type="string">
            <text:p>cuir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30" table:formula="of:=[.K22]+([.L22]/20)+([.M22]/240)" office:value-type="float" office:value="21" calcext:value-type="float">
            <text:p>21,00000</text:p>
          </table:table-cell>
          <table:table-cell table:number-columns-repeated="4"/>
          <table:table-cell table:formula="of:=[.I22]*[.N22]" office:value-type="float" office:value="38430" calcext:value-type="float">
            <text:p>38 43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rs de vache en poil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uir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30" table:formula="of:=[.K23]+([.L23]/20)+([.M23]/240)" office:value-type="float" office:value="16" calcext:value-type="float">
            <text:p>16,00000</text:p>
          </table:table-cell>
          <table:table-cell table:number-columns-repeated="4"/>
          <table:table-cell table:formula="of:=[.I23]*[.N23]" office:value-type="float" office:value="1040" calcext:value-type="float">
            <text:p>1 0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étain ouvr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24]+([.L24]/20)+([.M24]/240)" office:value-type="float" office:value="1.5" calcext:value-type="float">
            <text:p>1,50000</text:p>
          </table:table-cell>
          <table:table-cell table:number-columns-repeated="4"/>
          <table:table-cell table:formula="of:=[.I24]*[.N24]" office:value-type="float" office:value="685.5" calcext:value-type="float">
            <text:p>685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477" calcext:value-type="float">
            <text:p>1 477</text:p>
          </table:table-cell>
          <table:table-cell office:value-type="string" calcext:value-type="string">
            <text:p>baril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30" table:formula="of:=[.K25]+([.L25]/20)+([.M25]/240)" office:value-type="float" office:value="12" calcext:value-type="float">
            <text:p>12,00000</text:p>
          </table:table-cell>
          <table:table-cell table:number-columns-repeated="4"/>
          <table:table-cell table:formula="of:=[.I25]*[.N25]" office:value-type="float" office:value="17724" calcext:value-type="float">
            <text:p>17 724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30" table:formula="of:=[.K26]+([.L26]/20)+([.M26]/240)" office:value-type="float" office:value="0.8" calcext:value-type="float">
            <text:p>0,80000</text:p>
          </table:table-cell>
          <table:table-cell table:number-columns-repeated="4"/>
          <table:table-cell table:formula="of:=[.I26]*[.N26]" office:value-type="float" office:value="384" calcext:value-type="float">
            <text:p>384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8008" calcext:value-type="float">
            <text:p>8 008</text:p>
          </table:table-cell>
          <table:table-cell office:value-type="string" calcext:value-type="string">
            <text:p>sac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30" table:formula="of:=[.K27]+([.L27]/20)+([.M27]/240)" office:value-type="float" office:value="15" calcext:value-type="float">
            <text:p>15,00000</text:p>
          </table:table-cell>
          <table:table-cell table:number-columns-repeated="4"/>
          <table:table-cell table:formula="of:=[.I27]*[.N27]" office:value-type="float" office:value="120120" calcext:value-type="float">
            <text:p>120 12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81100" calcext:value-type="float">
            <text:p>81 1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0" table:formula="of:=[.K28]+([.L28]/20)+([.M28]/240)" office:value-type="float" office:value="0.2" calcext:value-type="float">
            <text:p>0,20000</text:p>
          </table:table-cell>
          <table:table-cell table:number-columns-repeated="4"/>
          <table:table-cell table:formula="of:=[.I28]*[.N28]" office:value-type="float" office:value="16220" calcext:value-type="float">
            <text:p>16 22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instruments mathématiqu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30" table:formula="of:=[.K29]+([.L29]/20)+([.M29]/240)" office:value-type="float" office:value="0" calcext:value-type="float">
            <text:p>0,00000</text:p>
          </table:table-cell>
          <table:table-cell table:number-columns-repeated="4"/>
          <table:table-cell table:formula="of:=[.I29]*[.N29]" office:value-type="float" office:value="0" calcext:value-type="float">
            <text:p>0,0000</text:p>
          </table:table-cell>
          <table:table-cell/>
          <table:table-cell office:value-type="string" calcext:value-type="string">
            <text:p>3 caisses ces arts en trop vagu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laine filé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0" table:formula="of:=[.K30]+([.L30]/20)+([.M30]/240)" office:value-type="float" office:value="3.5" calcext:value-type="float">
            <text:p>3,50000</text:p>
          </table:table-cell>
          <table:table-cell table:number-columns-repeated="4"/>
          <table:table-cell table:formula="of:=[.I30]*[.N30]" office:value-type="float" office:value="2320.5" calcext:value-type="float">
            <text:p>2 320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laine non filé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30" table:formula="of:=[.K31]+([.L31]/20)+([.M31]/240)" office:value-type="float" office:value="2.25" calcext:value-type="float">
            <text:p>2,25000</text:p>
          </table:table-cell>
          <table:table-cell table:number-columns-repeated="4"/>
          <table:table-cell table:formula="of:=[.I31]*[.N31]" office:value-type="float" office:value="1800" calcext:value-type="float">
            <text:p>1 800,00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Loïc</text:p>
          </table:table-cell>
          <table:table-cell table:style-name="ce3" office:value-type="string" calcext:value-type="string">
            <text:p>AD44_C 716</text:p>
          </table:table-cell>
          <table:table-cell table:style-name="ce3" office:value-type="string" calcext:value-type="string">
            <text:p>importations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752" calcext:value-type="float">
            <text:p>1752</text:p>
          </table:table-cell>
          <table:table-cell table:style-name="ce11" office:value-type="string" calcext:value-type="string">
            <text:p>langues sallées</text:p>
          </table:table-cell>
          <table:table-cell table:style-name="ce3" office:value-type="string" calcext:value-type="string">
            <text:p>Rennes</text:p>
          </table:table-cell>
          <table:table-cell table:style-name="ce17" office:value-type="string" calcext:value-type="string">
            <text:p>d'Angleterre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barils</text:p>
          </table:table-cell>
          <table:table-cell table:style-name="ce26" office:value-type="float" office:value="30" calcext:value-type="float">
            <text:p>30,000</text:p>
          </table:table-cell>
          <table:table-cell table:style-name="ce28" table:number-columns-repeated="2"/>
          <table:table-cell table:style-name="ce31" table:formula="of:=[.K32]+([.L32]/20)+([.M32]/240)" office:value-type="float" office:value="30" calcext:value-type="float">
            <text:p>30,00000</text:p>
          </table:table-cell>
          <table:table-cell table:style-name="ce35"/>
          <table:table-cell table:style-name="ce28" table:number-columns-repeated="3"/>
          <table:table-cell table:style-name="ce39" table:formula="of:=[.I32]*[.N32]" office:value-type="float" office:value="240" calcext:value-type="float">
            <text:p>240,0000</text:p>
          </table:table-cell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il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30" table:formula="of:=[.K33]+([.L33]/20)+([.M33]/240)" office:value-type="float" office:value="36" calcext:value-type="float">
            <text:p>36,00000</text:p>
          </table:table-cell>
          <table:table-cell table:number-columns-repeated="4"/>
          <table:table-cell table:formula="of:=[.I33]*[.N33]" office:value-type="float" office:value="108" calcext:value-type="float">
            <text:p>108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5667" calcext:value-type="float">
            <text:p>5 667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0" table:formula="of:=[.K34]+([.L34]/20)+([.M34]/240)" office:value-type="float" office:value="0.5" calcext:value-type="float">
            <text:p>0,50000</text:p>
          </table:table-cell>
          <table:table-cell table:number-columns-repeated="4"/>
          <table:table-cell table:formula="of:=[.I34]*[.N34]" office:value-type="float" office:value="2833.5" calcext:value-type="float">
            <text:p>2 833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3127" calcext:value-type="float">
            <text:p>3 127</text:p>
          </table:table-cell>
          <table:table-cell office:value-type="string" calcext:value-type="string">
            <text:p>quartiers</text:p>
          </table:table-cell>
          <table:table-cell table:number-columns-repeated="3"/>
          <table:table-cell table:style-name="ce30" table:formula="of:=[.K35]+([.L35]/20)+([.M35]/240)" office:value-type="float" office:value="0" calcext:value-type="float">
            <text:p>0,00000</text:p>
          </table:table-cell>
          <table:table-cell table:number-columns-repeated="4"/>
          <table:table-cell table:formula="of:=[.I35]*[.N35]" office:value-type="float" office:value="0" calcext:value-type="float">
            <text:p>0,0000</text:p>
          </table:table-cell>
          <table:table-cell/>
          <table:table-cell office:value-type="string" calcext:value-type="string">
            <text:p>à proportion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aumel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9707" calcext:value-type="float">
            <text:p>9 707</text:p>
          </table:table-cell>
          <table:table-cell office:value-type="string" calcext:value-type="string">
            <text:p>boisseaux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30" table:formula="of:=[.K36]+([.L36]/20)+([.M36]/240)" office:value-type="float" office:value="8" calcext:value-type="float">
            <text:p>8,00000</text:p>
          </table:table-cell>
          <table:table-cell table:number-columns-repeated="4"/>
          <table:table-cell table:formula="of:=[.I36]*[.N36]" office:value-type="float" office:value="77656" calcext:value-type="float">
            <text:p>77 65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0" table:formula="of:=[.K37]+([.L37]/20)+([.M37]/240)" office:value-type="float" office:value="1" calcext:value-type="float">
            <text:p>1,00000</text:p>
          </table:table-cell>
          <table:table-cell table:number-columns-repeated="4"/>
          <table:table-cell table:formula="of:=[.I37]*[.N37]" office:value-type="float" office:value="100" calcext:value-type="float">
            <text:p>1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oc fill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199" calcext:value-type="float">
            <text:p>1 199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0" table:formula="of:=[.K38]+([.L38]/20)+([.M38]/240)" office:value-type="float" office:value="0.25" calcext:value-type="float">
            <text:p>0,25000</text:p>
          </table:table-cell>
          <table:table-cell table:number-columns-repeated="4"/>
          <table:table-cell table:formula="of:=[.I38]*[.N38]" office:value-type="float" office:value="299.75" calcext:value-type="float">
            <text:p>299,75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oc non fil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table:formula="of:=[.K39]+([.L39]/20)+([.M39]/240)" office:value-type="float" office:value="0.15" calcext:value-type="float">
            <text:p>0,15000</text:p>
          </table:table-cell>
          <table:table-cell table:number-columns-repeated="4"/>
          <table:table-cell table:formula="of:=[.I39]*[.N39]" office:value-type="float" office:value="132" calcext:value-type="float">
            <text:p>13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omb en saum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umons</text:p>
          </table:table-cell>
          <table:table-cell table:style-name="ce26" office:value-type="float" office:value="37" calcext:value-type="float">
            <text:p>37,000</text:p>
          </table:table-cell>
          <table:table-cell table:style-name="ce28" office:value-type="float" office:value="10" calcext:value-type="float">
            <text:p>10</text:p>
          </table:table-cell>
          <table:table-cell/>
          <table:table-cell table:style-name="ce30" table:formula="of:=[.K40]+([.L40]/20)+([.M40]/240)" office:value-type="float" office:value="37.5" calcext:value-type="float">
            <text:p>37,50000</text:p>
          </table:table-cell>
          <table:table-cell table:number-columns-repeated="4"/>
          <table:table-cell table:formula="of:=[.I40]*[.N40]" office:value-type="float" office:value="11250" calcext:value-type="float">
            <text:p>11 250,0000</text:p>
          </table:table-cell>
          <table:table-cell/>
          <table:table-cell office:value-type="string" calcext:value-type="string">
            <text:p>300 saumons à 150 livres poids à 0,25 lt le cen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omb en saum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98085" calcext:value-type="float">
            <text:p>98 085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0" table:formula="of:=[.K41]+([.L41]/20)+([.M41]/240)" office:value-type="float" office:value="0.2" calcext:value-type="float">
            <text:p>0,20000</text:p>
          </table:table-cell>
          <table:table-cell table:number-columns-repeated="4"/>
          <table:table-cell table:formula="of:=[.I41]*[.N41]" office:value-type="float" office:value="19617" calcext:value-type="float">
            <text:p>19 617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oils de boeuf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4181" calcext:value-type="float">
            <text:p>4 181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30" table:formula="of:=[.K42]+([.L42]/20)+([.M42]/240)" office:value-type="float" office:value="0.6" calcext:value-type="float">
            <text:p>0,60000</text:p>
          </table:table-cell>
          <table:table-cell table:number-columns-repeated="4"/>
          <table:table-cell table:formula="of:=[.I42]*[.N42]" office:value-type="float" office:value="2508.6" calcext:value-type="float">
            <text:p>2 508,6000</text:p>
          </table:table-cell>
          <table:table-cell/>
          <table:table-cell office:value-type="string" calcext:value-type="string">
            <text:p>12 à 16 sous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ril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30" table:formula="of:=[.K43]+([.L43]/20)+([.M43]/240)" office:value-type="float" office:value="36" calcext:value-type="float">
            <text:p>36,00000</text:p>
          </table:table-cell>
          <table:table-cell table:number-columns-repeated="4"/>
          <table:table-cell table:formula="of:=[.I43]*[.N43]" office:value-type="float" office:value="684" calcext:value-type="float">
            <text:p>684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saumu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iqu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30" table:formula="of:=[.K44]+([.L44]/20)+([.M44]/240)" office:value-type="float" office:value="70" calcext:value-type="float">
            <text:p>70,00000</text:p>
          </table:table-cell>
          <table:table-cell table:number-columns-repeated="4"/>
          <table:table-cell table:formula="of:=[.I44]*[.N44]" office:value-type="float" office:value="140" calcext:value-type="float">
            <text:p>1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2154" calcext:value-type="float">
            <text:p>2 154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0" table:formula="of:=[.K45]+([.L45]/20)+([.M45]/240)" office:value-type="float" office:value="0.3" calcext:value-type="float">
            <text:p>0,30000</text:p>
          </table:table-cell>
          <table:table-cell table:number-columns-repeated="4"/>
          <table:table-cell table:formula="of:=[.I45]*[.N45]" office:value-type="float" office:value="646.2" calcext:value-type="float">
            <text:p>646,2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5286" calcext:value-type="float">
            <text:p>5 286</text:p>
          </table:table-cell>
          <table:table-cell office:value-type="string" calcext:value-type="string">
            <text:p>boucauds</text:p>
          </table:table-cell>
          <table:table-cell table:number-columns-repeated="3"/>
          <table:table-cell table:style-name="ce30" table:formula="of:=[.K46]+([.L46]/20)+([.M46]/240)" office:value-type="float" office:value="0" calcext:value-type="float">
            <text:p>0,00000</text:p>
          </table:table-cell>
          <table:table-cell table:number-columns-repeated="4"/>
          <table:table-cell table:formula="of:=[.I46]*[.N46]" office:value-type="float" office:value="0" calcext:value-type="float">
            <text:p>0,0000</text:p>
          </table:table-cell>
          <table:table-cell/>
          <table:table-cell office:value-type="string" calcext:value-type="string">
            <text:p>il faudrois en savoir le poids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tes</text:p>
          </table:table-cell>
          <table:table-cell table:number-columns-repeated="3"/>
          <table:table-cell table:style-name="ce30" table:formula="of:=[.K47]+([.L47]/20)+([.M47]/240)" office:value-type="float" office:value="0" calcext:value-type="float">
            <text:p>0,00000</text:p>
          </table:table-cell>
          <table:table-cell table:number-columns-repeated="4"/>
          <table:table-cell table:formula="of:=[.I47]*[.N47]" office:value-type="float" office:value="0" calcext:value-type="float">
            <text:p>0,0000</text:p>
          </table:table-cell>
          <table:table-cell/>
          <table:table-cell office:value-type="string" calcext:value-type="string">
            <text:p>Il faudrait en savoir le poids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telescop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Anglete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30" table:formula="of:=[.K48]+([.L48]/20)+([.M48]/240)" office:value-type="float" office:value="0" calcext:value-type="float">
            <text:p>0,00000</text:p>
          </table:table-cell>
          <table:table-cell table:number-columns-repeated="4"/>
          <table:table-cell table:formula="of:=[.I48]*[.N48]" office:value-type="float" office:value="0" calcext:value-type="float">
            <text:p>0,0000</text:p>
          </table:table-cell>
          <table:table-cell/>
          <table:table-cell office:value-type="string" calcext:value-type="string">
            <text:p>cela dépend de la fabriqu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e Danemar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49]+([.L49]/20)+([.M49]/240)" office:value-type="float" office:value="25" calcext:value-type="float">
            <text:p>25,00000</text:p>
          </table:table-cell>
          <table:table-cell table:number-columns-repeated="4"/>
          <table:table-cell table:formula="of:=[.I49]*[.N49]" office:value-type="float" office:value="1000" calcext:value-type="float">
            <text:p>1 0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seig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e Dane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nneaux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30" table:formula="of:=[.K50]+([.L50]/20)+([.M50]/240)" office:value-type="float" office:value="80" calcext:value-type="float">
            <text:p>80,00000</text:p>
          </table:table-cell>
          <table:table-cell table:number-columns-repeated="4"/>
          <table:table-cell table:formula="of:=[.I50]*[.N50]" office:value-type="float" office:value="1200" calcext:value-type="float">
            <text:p>1 2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e Danemark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r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30" table:formula="of:=[.K51]+([.L51]/20)+([.M51]/240)" office:value-type="float" office:value="0.14" calcext:value-type="float">
            <text:p>0,14000</text:p>
          </table:table-cell>
          <table:table-cell table:number-columns-repeated="4"/>
          <table:table-cell table:formula="of:=[.I51]*[.N51]" office:value-type="float" office:value="11.2" calcext:value-type="float">
            <text:p>11,2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e Danemark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30" table:formula="of:=[.K52]+([.L52]/20)+([.M52]/240)" office:value-type="float" office:value="22" calcext:value-type="float">
            <text:p>22,00000</text:p>
          </table:table-cell>
          <table:table-cell table:number-columns-repeated="4"/>
          <table:table-cell table:formula="of:=[.I52]*[.N52]" office:value-type="float" office:value="6600" calcext:value-type="float">
            <text:p>6 6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e Danemark</text:p>
          </table:table-cell>
          <table:table-cell office:value-type="float" office:value="32610" calcext:value-type="float">
            <text:p>32 61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30" table:formula="of:=[.K53]+([.L53]/20)+([.M53]/240)" office:value-type="float" office:value="20" calcext:value-type="float">
            <text:p>20,00000</text:p>
          </table:table-cell>
          <table:table-cell table:number-columns-repeated="4"/>
          <table:table-cell table:formula="of:=[.I53]*[.N53]" office:value-type="float" office:value="652200" calcext:value-type="float">
            <text:p>652 2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rogue de stocfich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e Danemark</text:p>
          </table:table-cell>
          <table:table-cell office:value-type="float" office:value="1228" calcext:value-type="float">
            <text:p>1 228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30" table:formula="of:=[.K54]+([.L54]/20)+([.M54]/240)" office:value-type="float" office:value="50" calcext:value-type="float">
            <text:p>50,00000</text:p>
          </table:table-cell>
          <table:table-cell table:number-columns-repeated="4"/>
          <table:table-cell table:formula="of:=[.I54]*[.N54]" office:value-type="float" office:value="61400" calcext:value-type="float">
            <text:p>61 4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rogue de stocfich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e Danemark</text:p>
          </table:table-cell>
          <table:table-cell office:value-type="float" office:value="2018" calcext:value-type="float">
            <text:p>2 018</text:p>
          </table:table-cell>
          <table:table-cell table:style-name="ce23"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30" table:formula="of:=[.K55]+([.L55]/20)+([.M55]/240)" office:value-type="float" office:value="0.4" calcext:value-type="float">
            <text:p>0,40000</text:p>
          </table:table-cell>
          <table:table-cell table:number-columns-repeated="4"/>
          <table:table-cell table:formula="of:=[.I55]*[.N55]" office:value-type="float" office:value="807.2" calcext:value-type="float">
            <text:p>807,2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e Dane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30" table:formula="of:=[.K56]+([.L56]/20)+([.M56]/240)" office:value-type="float" office:value="30" calcext:value-type="float">
            <text:p>30,00000</text:p>
          </table:table-cell>
          <table:table-cell table:number-columns-repeated="4"/>
          <table:table-cell table:formula="of:=[.I56]*[.N56]" office:value-type="float" office:value="90" calcext:value-type="float">
            <text:p>9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10658" calcext:value-type="float">
            <text:p>10 658</text:p>
          </table:table-cell>
          <table:table-cell office:value-type="string" calcext:value-type="string">
            <text:p>Livres</text:p>
          </table:table-cell>
          <table:table-cell office:value-type="float" office:value="0.28" calcext:value-type="float">
            <text:p>0,280</text:p>
          </table:table-cell>
          <table:table-cell table:number-columns-repeated="2"/>
          <table:table-cell table:style-name="ce30" table:formula="of:=[.K57]+([.L57]/20)+([.M57]/240)" office:value-type="float" office:value="0.28" calcext:value-type="float">
            <text:p>0,28000</text:p>
          </table:table-cell>
          <table:table-cell table:number-columns-repeated="4"/>
          <table:table-cell table:formula="of:=[.I57]*[.N57]" office:value-type="float" office:value="2984.24" calcext:value-type="float">
            <text:p>2 984,24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office:value-type="float" office:value="1750" calcext:value-type="float">
            <text:p>1750,000</text:p>
          </table:table-cell>
          <table:table-cell table:number-columns-repeated="2"/>
          <table:table-cell table:style-name="ce30" table:formula="of:=[.K58]+([.L58]/20)+([.M58]/240)" office:value-type="float" office:value="1750" calcext:value-type="float">
            <text:p>1750,00000</text:p>
          </table:table-cell>
          <table:table-cell office:value-type="float" office:value="1750" calcext:value-type="float">
            <text:p>1750</text:p>
          </table:table-cell>
          <table:table-cell table:number-columns-repeated="3"/>
          <table:table-cell table:formula="of:=[.I58]*[.N58]" office:value-type="float" office:value="1750" calcext:value-type="float">
            <text:p>1 750,0000</text:p>
          </table:table-cell>
          <table:table-cell/>
          <table:table-cell office:value-type="string" calcext:value-type="string">
            <text:p>valeur de 1750 cy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nspect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ques</text:p>
          </table:table-cell>
          <table:table-cell table:style-name="ce26" office:value-type="float" office:value="3" calcext:value-type="float">
            <text:p>3,000</text:p>
          </table:table-cell>
          <table:table-cell table:number-columns-repeated="2"/>
          <table:table-cell table:style-name="ce30" table:formula="of:=[.K59]+([.L59]/20)+([.M59]/240)" office:value-type="float" office:value="3" calcext:value-type="float">
            <text:p>3,00000</text:p>
          </table:table-cell>
          <table:table-cell table:number-columns-repeated="4"/>
          <table:table-cell table:formula="of:=[.I59]*[.N59]" office:value-type="float" office:value="60" calcext:value-type="float">
            <text:p>60,0000</text:p>
          </table:table-cell>
          <table:table-cell/>
          <table:table-cell office:value-type="string" calcext:value-type="string">
            <text:p>"3 Lt pièce" combien de pièces par traque ?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traqu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30" table:formula="of:=[.K60]+([.L60]/20)+([.M60]/240)" office:value-type="float" office:value="2" calcext:value-type="float">
            <text:p>2,00000</text:p>
          </table:table-cell>
          <table:table-cell table:number-columns-repeated="4"/>
          <table:table-cell table:formula="of:=[.I60]*[.N60]" office:value-type="float" office:value="1456" calcext:value-type="float">
            <text:p>1 45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30" table:formula="of:=[.K61]+([.L61]/20)+([.M61]/240)" office:value-type="float" office:value="22" calcext:value-type="float">
            <text:p>22,00000</text:p>
          </table:table-cell>
          <table:table-cell table:number-columns-repeated="4"/>
          <table:table-cell table:formula="of:=[.I61]*[.N61]" office:value-type="float" office:value="440" calcext:value-type="float">
            <text:p>4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0" table:formula="of:=[.K62]+([.L62]/20)+([.M62]/240)" office:value-type="float" office:value="0.5" calcext:value-type="float">
            <text:p>0,50000</text:p>
          </table:table-cell>
          <table:table-cell table:number-columns-repeated="4"/>
          <table:table-cell table:formula="of:=[.I62]*[.N62]" office:value-type="float" office:value="25" calcext:value-type="float">
            <text:p>2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ocola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0" table:formula="of:=[.K63]+([.L63]/20)+([.M63]/240)" office:value-type="float" office:value="3.5" calcext:value-type="float">
            <text:p>3,50000</text:p>
          </table:table-cell>
          <table:table-cell table:number-columns-repeated="4"/>
          <table:table-cell table:formula="of:=[.I63]*[.N63]" office:value-type="float" office:value="1316" calcext:value-type="float">
            <text:p>1 31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iss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30" table:formula="of:=[.K64]+([.L64]/20)+([.M64]/240)" office:value-type="float" office:value="12" calcext:value-type="float">
            <text:p>12,00000</text:p>
          </table:table-cell>
          <table:table-cell table:number-columns-repeated="4"/>
          <table:table-cell table:formula="of:=[.I64]*[.N64]" office:value-type="float" office:value="60" calcext:value-type="float">
            <text:p>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6100" calcext:value-type="float">
            <text:p>6 100</text:p>
          </table:table-cell>
          <table:table-cell office:value-type="string" calcext:value-type="string">
            <text:p>en nombre</text:p>
          </table:table-cell>
          <table:table-cell table:style-name="ce26" office:value-type="float" office:value="0.015" calcext:value-type="float">
            <text:p>0,015</text:p>
          </table:table-cell>
          <table:table-cell table:number-columns-repeated="2"/>
          <table:table-cell table:style-name="ce30" table:formula="of:=[.K65]+([.L65]/20)+([.M65]/240)" office:value-type="float" office:value="0.015" calcext:value-type="float">
            <text:p>0,01500</text:p>
          </table:table-cell>
          <table:table-cell table:number-columns-repeated="4"/>
          <table:table-cell table:formula="of:=[.I65]*[.N65]" office:value-type="float" office:value="91.5" calcext:value-type="float">
            <text:p>91,5000</text:p>
          </table:table-cell>
          <table:table-cell/>
          <table:table-cell office:value-type="string" calcext:value-type="string">
            <text:p>15 Lt le millier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loux de f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38100" calcext:value-type="float">
            <text:p>38 1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0" table:formula="of:=[.K66]+([.L66]/20)+([.M66]/240)" office:value-type="float" office:value="0.3" calcext:value-type="float">
            <text:p>0,30000</text:p>
          </table:table-cell>
          <table:table-cell table:number-columns-repeated="4"/>
          <table:table-cell table:formula="of:=[.I66]*[.N66]" office:value-type="float" office:value="11430" calcext:value-type="float">
            <text:p>11 43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965800" calcext:value-type="float">
            <text:p>965 8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number-columns-repeated="2"/>
          <table:table-cell table:style-name="ce30" table:formula="of:=[.K67]+([.L67]/20)+([.M67]/240)" office:value-type="float" office:value="0.13" calcext:value-type="float">
            <text:p>0,13000</text:p>
          </table:table-cell>
          <table:table-cell table:number-columns-repeated="4"/>
          <table:table-cell table:formula="of:=[.I67]*[.N67]" office:value-type="float" office:value="125554" calcext:value-type="float">
            <text:p>125 554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er en feuillard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3450" calcext:value-type="float">
            <text:p>3 45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30" table:formula="of:=[.K68]+([.L68]/20)+([.M68]/240)" office:value-type="float" office:value="0.18" calcext:value-type="float">
            <text:p>0,18000</text:p>
          </table:table-cell>
          <table:table-cell table:number-columns-repeated="4"/>
          <table:table-cell table:formula="of:=[.I68]*[.N68]" office:value-type="float" office:value="621" calcext:value-type="float">
            <text:p>621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30" table:formula="of:=[.K69]+([.L69]/20)+([.M69]/240)" office:value-type="float" office:value="0" calcext:value-type="float">
            <text:p>0,00000</text:p>
          </table:table-cell>
          <table:table-cell table:number-columns-repeated="4"/>
          <table:table-cell table:formula="of:=[.I69]*[.N69]" office:value-type="float" office:value="0" calcext:value-type="float">
            <text:p>0,0000</text:p>
          </table:table-cell>
          <table:table-cell/>
          <table:table-cell office:value-type="string" calcext:value-type="string">
            <text:p>"baril à 12 livres" combien de livres ?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ruis sec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2888" calcext:value-type="float">
            <text:p>2 888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0" table:formula="of:=[.K70]+([.L70]/20)+([.M70]/240)" office:value-type="float" office:value="0.3" calcext:value-type="float">
            <text:p>0,30000</text:p>
          </table:table-cell>
          <table:table-cell table:number-columns-repeated="4"/>
          <table:table-cell table:formula="of:=[.I70]*[.N70]" office:value-type="float" office:value="866.4" calcext:value-type="float">
            <text:p>866,4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iqu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30" table:formula="of:=[.K71]+([.L71]/20)+([.M71]/240)" office:value-type="float" office:value="22" calcext:value-type="float">
            <text:p>22,00000</text:p>
          </table:table-cell>
          <table:table-cell table:number-columns-repeated="4"/>
          <table:table-cell table:formula="of:=[.I71]*[.N71]" office:value-type="float" office:value="220" calcext:value-type="float">
            <text:p>22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tt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30" table:formula="of:=[.K72]+([.L72]/20)+([.M72]/240)" office:value-type="float" office:value="500" calcext:value-type="float">
            <text:p>500,00000</text:p>
          </table:table-cell>
          <table:table-cell table:number-columns-repeated="4"/>
          <table:table-cell table:formula="of:=[.I72]*[.N72]" office:value-type="float" office:value="13000" calcext:value-type="float">
            <text:p>13 0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8721" calcext:value-type="float">
            <text:p>8 721</text:p>
          </table:table-cell>
          <table:table-cell office:value-type="string" calcext:value-type="string">
            <text:p>Livres</text:p>
          </table:table-cell>
          <table:table-cell office:value-type="float" office:value="0.27" calcext:value-type="float">
            <text:p>0,270</text:p>
          </table:table-cell>
          <table:table-cell table:number-columns-repeated="2"/>
          <table:table-cell table:style-name="ce30" table:formula="of:=[.K73]+([.L73]/20)+([.M73]/240)" office:value-type="float" office:value="0.27" calcext:value-type="float">
            <text:p>0,27000</text:p>
          </table:table-cell>
          <table:table-cell table:number-columns-repeated="4"/>
          <table:table-cell table:formula="of:=[.I73]*[.N73]" office:value-type="float" office:value="2354.67" calcext:value-type="float">
            <text:p>2 354,67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laine brut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0" table:formula="of:=[.K74]+([.L74]/20)+([.M74]/240)" office:value-type="float" office:value="0.4" calcext:value-type="float">
            <text:p>0,40000</text:p>
          </table:table-cell>
          <table:table-cell table:number-columns-repeated="4"/>
          <table:table-cell table:formula="of:=[.I74]*[.N74]" office:value-type="float" office:value="24" calcext:value-type="float">
            <text:p>24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lampes de f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0" table:formula="of:=[.K75]+([.L75]/20)+([.M75]/240)" office:value-type="float" office:value="0.4" calcext:value-type="float">
            <text:p>0,40000</text:p>
          </table:table-cell>
          <table:table-cell table:number-columns-repeated="4"/>
          <table:table-cell table:formula="of:=[.I75]*[.N75]" office:value-type="float" office:value="115.2" calcext:value-type="float">
            <text:p>115,2000</text:p>
          </table:table-cell>
          <table:table-cell/>
          <table:table-cell office:value-type="string" calcext:value-type="string">
            <text:p>à 8S pièces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ich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76]+([.L76]/20)+([.M76]/240)" office:value-type="float" office:value="1.5" calcext:value-type="float">
            <text:p>1,50000</text:p>
          </table:table-cell>
          <table:table-cell table:number-columns-repeated="4"/>
          <table:table-cell table:formula="of:=[.I76]*[.N76]" office:value-type="float" office:value="9" calcext:value-type="float">
            <text:p>9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iss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30" table:formula="of:=[.K77]+([.L77]/20)+([.M77]/240)" office:value-type="float" office:value="5" calcext:value-type="float">
            <text:p>5,00000</text:p>
          </table:table-cell>
          <table:table-cell table:number-columns-repeated="4"/>
          <table:table-cell table:formula="of:=[.I77]*[.N77]" office:value-type="float" office:value="320" calcext:value-type="float">
            <text:p>32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3500" calcext:value-type="float">
            <text:p>3 5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30" table:formula="of:=[.K78]+([.L78]/20)+([.M78]/240)" office:value-type="float" office:value="0.15" calcext:value-type="float">
            <text:p>0,15000</text:p>
          </table:table-cell>
          <table:table-cell table:number-columns-repeated="4"/>
          <table:table-cell table:formula="of:=[.I78]*[.N78]" office:value-type="float" office:value="525" calcext:value-type="float">
            <text:p>52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atat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30" table:formula="of:=[.K79]+([.L79]/20)+([.M79]/240)" office:value-type="float" office:value="10" calcext:value-type="float">
            <text:p>10,00000</text:p>
          </table:table-cell>
          <table:table-cell table:number-columns-repeated="4"/>
          <table:table-cell table:formula="of:=[.I79]*[.N79]" office:value-type="float" office:value="500" calcext:value-type="float">
            <text:p>5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atat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30" table:formula="of:=[.K80]+([.L80]/20)+([.M80]/240)" office:value-type="float" office:value="400" calcext:value-type="float">
            <text:p>400,0000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formula="of:=[.I80]*[.N80]" office:value-type="float" office:value="400" calcext:value-type="float">
            <text:p>400,0000</text:p>
          </table:table-cell>
          <table:table-cell/>
          <table:table-cell office:value-type="string" calcext:value-type="string">
            <text:p>valeur de 400 Lt cy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77770" calcext:value-type="float">
            <text:p>77 770</text:p>
          </table:table-cell>
          <table:table-cell office:value-type="string" calcext:value-type="string">
            <text:p>marcs</text:p>
          </table:table-cell>
          <table:table-cell office:value-type="float" office:value="46" calcext:value-type="float">
            <text:p>46,00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0" table:formula="of:=[.K81]+([.L81]/20)+([.M81]/240)" office:value-type="float" office:value="46.9" calcext:value-type="float">
            <text:p>46,90000</text:p>
          </table:table-cell>
          <table:table-cell table:number-columns-repeated="4"/>
          <table:table-cell table:formula="of:=[.I81]*[.N81]" office:value-type="float" office:value="3647413" calcext:value-type="float">
            <text:p>3 647 413,0000</text:p>
          </table:table-cell>
          <table:table-cell/>
          <table:table-cell office:value-type="string" calcext:value-type="string">
            <text:p>"77770 marcs à proportion 5Lt4S pièce" C'est le même prix qu'en 174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450000" calcext:value-type="float">
            <text:p>450 0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[.K82]+([.L82]/20)+([.M82]/240)" office:value-type="float" office:value="5.2" calcext:value-type="float">
            <text:p>5,20000</text:p>
          </table:table-cell>
          <table:table-cell table:number-columns-repeated="4"/>
          <table:table-cell table:formula="of:=[.I82]*[.N82]" office:value-type="float" office:value="2340000" calcext:value-type="float">
            <text:p>2 340 0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1133" calcext:value-type="float">
            <text:p>1 133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30" table:formula="of:=[.K83]+([.L83]/20)+([.M83]/240)" office:value-type="float" office:value="20" calcext:value-type="float">
            <text:p>20,00000</text:p>
          </table:table-cell>
          <table:table-cell table:number-columns-repeated="4"/>
          <table:table-cell table:formula="of:=[.I83]*[.N83]" office:value-type="float" office:value="22660" calcext:value-type="float">
            <text:p>22 6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ier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30" table:formula="of:=[.K84]+([.L84]/20)+([.M84]/240)" office:value-type="float" office:value="4" calcext:value-type="float">
            <text:p>4,00000</text:p>
          </table:table-cell>
          <table:table-cell table:number-columns-repeated="4"/>
          <table:table-cell table:formula="of:=[.I84]*[.N84]" office:value-type="float" office:value="48" calcext:value-type="float">
            <text:p>48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lliers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30" table:formula="of:=[.K85]+([.L85]/20)+([.M85]/240)" office:value-type="float" office:value="0.06" calcext:value-type="float">
            <text:p>0,06000</text:p>
          </table:table-cell>
          <table:table-cell table:number-columns-repeated="4"/>
          <table:table-cell table:formula="of:=[.I85]*[.N85]" office:value-type="float" office:value="1.14" calcext:value-type="float">
            <text:p>1,14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30" table:formula="of:=[.K86]+([.L86]/20)+([.M86]/240)" office:value-type="float" office:value="60" calcext:value-type="float">
            <text:p>60,00000</text:p>
          </table:table-cell>
          <table:table-cell table:number-columns-repeated="4"/>
          <table:table-cell table:formula="of:=[.I86]*[.N86]" office:value-type="float" office:value="2160" calcext:value-type="float">
            <text:p>2 1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87]+([.L87]/20)+([.M87]/240)" office:value-type="float" office:value="25" calcext:value-type="float">
            <text:p>25,00000</text:p>
          </table:table-cell>
          <table:table-cell table:number-columns-repeated="4"/>
          <table:table-cell table:formula="of:=[.I87]*[.N87]" office:value-type="float" office:value="800" calcext:value-type="float">
            <text:p>800,0000</text:p>
          </table:table-cell>
          <table:table-cell/>
          <table:table-cell office:value-type="string" calcext:value-type="string">
            <text:p>25 à 30 L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30" table:formula="of:=[.K88]+([.L88]/20)+([.M88]/240)" office:value-type="float" office:value="30" calcext:value-type="float">
            <text:p>30,00000</text:p>
          </table:table-cell>
          <table:table-cell table:number-columns-repeated="4"/>
          <table:table-cell table:formula="of:=[.I88]*[.N88]" office:value-type="float" office:value="90" calcext:value-type="float">
            <text:p>9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c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30" table:formula="of:=[.K89]+([.L89]/20)+([.M89]/240)" office:value-type="float" office:value="400" calcext:value-type="float">
            <text:p>400,00000</text:p>
          </table:table-cell>
          <table:table-cell table:number-columns-repeated="4"/>
          <table:table-cell table:formula="of:=[.I89]*[.N89]" office:value-type="float" office:value="400" calcext:value-type="float">
            <text:p>4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Vin de Cauret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30" table:formula="of:=[.K90]+([.L90]/20)+([.M90]/240)" office:value-type="float" office:value="24" calcext:value-type="float">
            <text:p>24,00000</text:p>
          </table:table-cell>
          <table:table-cell table:number-columns-repeated="4"/>
          <table:table-cell table:formula="of:=[.I90]*[.N90]" office:value-type="float" office:value="408" calcext:value-type="float">
            <text:p>408,00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Loïc</text:p>
          </table:table-cell>
          <table:table-cell table:style-name="ce3" office:value-type="string" calcext:value-type="string">
            <text:p>AD44_C 716</text:p>
          </table:table-cell>
          <table:table-cell table:style-name="ce3" office:value-type="string" calcext:value-type="string">
            <text:p>importations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752" calcext:value-type="float">
            <text:p>1752</text:p>
          </table:table-cell>
          <table:table-cell table:style-name="ce11" office:value-type="string" calcext:value-type="string">
            <text:p>vin de Xerès</text:p>
          </table:table-cell>
          <table:table-cell table:style-name="ce3" office:value-type="string" calcext:value-type="string">
            <text:p>Rennes</text:p>
          </table:table-cell>
          <table:table-cell table:style-name="ce17" office:value-type="string" calcext:value-type="string">
            <text:p>d'Espagne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pipes</text:p>
          </table:table-cell>
          <table:table-cell table:style-name="ce26" office:value-type="float" office:value="400" calcext:value-type="float">
            <text:p>400,000</text:p>
          </table:table-cell>
          <table:table-cell table:style-name="ce28" table:number-columns-repeated="2"/>
          <table:table-cell table:style-name="ce31" table:formula="of:=[.K91]+([.L91]/20)+([.M91]/240)" office:value-type="float" office:value="400" calcext:value-type="float">
            <text:p>400,00000</text:p>
          </table:table-cell>
          <table:table-cell table:style-name="ce35"/>
          <table:table-cell table:style-name="ce28" table:number-columns-repeated="3"/>
          <table:table-cell table:style-name="ce39" table:formula="of:=[.I91]*[.N91]" office:value-type="float" office:value="1600" calcext:value-type="float">
            <text:p>1 600,0000</text:p>
          </table:table-cell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in de Xerè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otte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30" table:formula="of:=[.K92]+([.L92]/20)+([.M92]/240)" office:value-type="float" office:value="400" calcext:value-type="float">
            <text:p>400,00000</text:p>
          </table:table-cell>
          <table:table-cell table:number-columns-repeated="4"/>
          <table:table-cell table:formula="of:=[.I92]*[.N92]" office:value-type="float" office:value="222400" calcext:value-type="float">
            <text:p>222 4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in de Xerè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Espagn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my bott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30" table:formula="of:=[.K93]+([.L93]/20)+([.M93]/240)" office:value-type="float" office:value="200" calcext:value-type="float">
            <text:p>200,00000</text:p>
          </table:table-cell>
          <table:table-cell table:number-columns-repeated="4"/>
          <table:table-cell table:formula="of:=[.I93]*[.N93]" office:value-type="float" office:value="41200" calcext:value-type="float">
            <text:p>41 2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94]+([.L94]/20)+([.M94]/240)" office:value-type="float" office:value="25" calcext:value-type="float">
            <text:p>25,00000</text:p>
          </table:table-cell>
          <table:table-cell table:number-columns-repeated="4"/>
          <table:table-cell table:formula="of:=[.I94]*[.N94]" office:value-type="float" office:value="7250" calcext:value-type="float">
            <text:p>7 25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654" calcext:value-type="float">
            <text:p>5 654</text:p>
          </table:table-cell>
          <table:table-cell table:style-name="ce23"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0" table:formula="of:=[.K95]+([.L95]/20)+([.M95]/240)" office:value-type="float" office:value="0.25" calcext:value-type="float">
            <text:p>0,25000</text:p>
          </table:table-cell>
          <table:table-cell table:number-columns-repeated="4"/>
          <table:table-cell table:formula="of:=[.I95]*[.N95]" office:value-type="float" office:value="1413.5" calcext:value-type="float">
            <text:p>1 413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eguilles à voill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30" table:formula="of:=[.K96]+([.L96]/20)+([.M96]/240)" office:value-type="float" office:value="100" calcext:value-type="float">
            <text:p>100,00000</text:p>
          </table:table-cell>
          <table:table-cell table:number-columns-repeated="4"/>
          <table:table-cell table:formula="of:=[.I96]*[.N96]" office:value-type="float" office:value="200" calcext:value-type="float">
            <text:p>2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ins à pesch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97]+([.L97]/20)+([.M97]/240)" office:value-type="float" office:value="25" calcext:value-type="float">
            <text:p>25,00000</text:p>
          </table:table-cell>
          <table:table-cell table:number-columns-repeated="4"/>
          <table:table-cell table:formula="of:=[.I97]*[.N97]" office:value-type="float" office:value="125" calcext:value-type="float">
            <text:p>12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llu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836" calcext:value-type="float">
            <text:p>2 836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0" table:formula="of:=[.K98]+([.L98]/20)+([.M98]/240)" office:value-type="float" office:value="1" calcext:value-type="float">
            <text:p>1,00000</text:p>
          </table:table-cell>
          <table:table-cell table:number-columns-repeated="4"/>
          <table:table-cell table:formula="of:=[.I98]*[.N98]" office:value-type="float" office:value="2836" calcext:value-type="float">
            <text:p>2 83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ils</text:p>
          </table:table-cell>
          <table:table-cell table:style-name="ce26" office:value-type="float" office:value="36" calcext:value-type="float">
            <text:p>36,000</text:p>
          </table:table-cell>
          <table:table-cell table:number-columns-repeated="2"/>
          <table:table-cell table:style-name="ce30" table:formula="of:=[.K99]+([.L99]/20)+([.M99]/240)" office:value-type="float" office:value="36" calcext:value-type="float">
            <text:p>36,00000</text:p>
          </table:table-cell>
          <table:table-cell table:number-columns-repeated="4"/>
          <table:table-cell table:formula="of:=[.I99]*[.N99]" office:value-type="float" office:value="216" calcext:value-type="float">
            <text:p>216,0000</text:p>
          </table:table-cell>
          <table:table-cell/>
          <table:table-cell office:value-type="string" calcext:value-type="string">
            <text:p>36 à 40 l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naba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370" calcext:value-type="float">
            <text:p>1 370</text:p>
          </table:table-cell>
          <table:table-cell office:value-type="string" calcext:value-type="string">
            <text:p>pièces</text:p>
          </table:table-cell>
          <table:table-cell table:style-name="ce26" office:value-type="float" office:value="30" calcext:value-type="float">
            <text:p>30,000</text:p>
          </table:table-cell>
          <table:table-cell table:number-columns-repeated="2"/>
          <table:table-cell table:style-name="ce30" table:formula="of:=[.K100]+([.L100]/20)+([.M100]/240)" office:value-type="float" office:value="30" calcext:value-type="float">
            <text:p>30,00000</text:p>
          </table:table-cell>
          <table:table-cell table:number-columns-repeated="4"/>
          <table:table-cell table:formula="of:=[.I100]*[.N100]" office:value-type="float" office:value="41100" calcext:value-type="float">
            <text:p>41 1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l</text:p>
          </table:table-cell>
          <table:table-cell table:number-columns-repeated="3"/>
          <table:table-cell table:style-name="ce30" table:formula="of:=[.K101]+([.L101]/20)+([.M101]/240)" office:value-type="float" office:value="0" calcext:value-type="float">
            <text:p>0,00000</text:p>
          </table:table-cell>
          <table:table-cell table:number-columns-repeated="4"/>
          <table:table-cell table:formula="of:=[.I101]*[.N101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800" calcext:value-type="float">
            <text:p>3 8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30" table:formula="of:=[.K102]+([.L102]/20)+([.M102]/240)" office:value-type="float" office:value="0.8" calcext:value-type="float">
            <text:p>0,80000</text:p>
          </table:table-cell>
          <table:table-cell table:number-columns-repeated="4"/>
          <table:table-cell table:formula="of:=[.I102]*[.N102]" office:value-type="float" office:value="3040" calcext:value-type="float">
            <text:p>3 040,0000</text:p>
          </table:table-cell>
          <table:table-cell/>
          <table:table-cell office:value-type="string" calcext:value-type="string">
            <text:p>plus ou moins suivant la pesanteur et la qualité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table:style-name="ce13" office:value-type="string" calcext:value-type="string">
            <text:p>bajutapaux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30" table:formula="of:=[.K103]+([.L103]/20)+([.M103]/240)" office:value-type="float" office:value="24" calcext:value-type="float">
            <text:p>24,00000</text:p>
          </table:table-cell>
          <table:table-cell table:number-columns-repeated="4"/>
          <table:table-cell table:formula="of:=[.I103]*[.N103]" office:value-type="float" office:value="6480" calcext:value-type="float">
            <text:p>6 4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alaine coupé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l</text:p>
          </table:table-cell>
          <table:table-cell table:number-columns-repeated="3"/>
          <table:table-cell table:style-name="ce30" table:formula="of:=[.K104]+([.L104]/20)+([.M104]/240)" office:value-type="float" office:value="0" calcext:value-type="float">
            <text:p>0,00000</text:p>
          </table:table-cell>
          <table:table-cell table:number-columns-repeated="4"/>
          <table:table-cell table:formula="of:=[.I104]*[.N104]" office:value-type="float" office:value="0" calcext:value-type="float">
            <text:p>0,0000</text:p>
          </table:table-cell>
          <table:table-cell/>
          <table:table-cell office:value-type="string" calcext:value-type="string">
            <text:p>cela dépend du poid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alaine coupé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30" table:formula="of:=[.K105]+([.L105]/20)+([.M105]/240)" office:value-type="float" office:value="3" calcext:value-type="float">
            <text:p>3,00000</text:p>
          </table:table-cell>
          <table:table-cell table:number-columns-repeated="4"/>
          <table:table-cell table:formula="of:=[.I105]*[.N105]" office:value-type="float" office:value="360" calcext:value-type="float">
            <text:p>3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barbancons de gr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30" table:formula="of:=[.K106]+([.L106]/20)+([.M106]/240)" office:value-type="float" office:value="2" calcext:value-type="float">
            <text:p>2,00000</text:p>
          </table:table-cell>
          <table:table-cell table:number-columns-repeated="4"/>
          <table:table-cell table:formula="of:=[.I106]*[.N106]" office:value-type="float" office:value="252" calcext:value-type="float">
            <text:p>25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table:style-name="ce13"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30" table:formula="of:=[.K107]+([.L107]/20)+([.M107]/240)" office:value-type="float" office:value="30" calcext:value-type="float">
            <text:p>30,00000</text:p>
          </table:table-cell>
          <table:table-cell table:number-columns-repeated="4"/>
          <table:table-cell table:formula="of:=[.I107]*[.N107]" office:value-type="float" office:value="360" calcext:value-type="float">
            <text:p>3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table:style-name="ce13"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108]+([.L108]/20)+([.M108]/240)" office:value-type="float" office:value="25" calcext:value-type="float">
            <text:p>25,00000</text:p>
          </table:table-cell>
          <table:table-cell table:number-columns-repeated="4"/>
          <table:table-cell table:formula="of:=[.I108]*[.N108]" office:value-type="float" office:value="13000" calcext:value-type="float">
            <text:p>13 0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tz</text:p>
          </table:table-cell>
          <table:table-cell table:number-columns-repeated="3"/>
          <table:table-cell table:style-name="ce30" table:formula="of:=[.K109]+([.L109]/20)+([.M109]/240)" office:value-type="float" office:value="0" calcext:value-type="float">
            <text:p>0,00000</text:p>
          </table:table-cell>
          <table:table-cell table:number-columns-repeated="4"/>
          <table:table-cell table:formula="of:=[.I109]*[.N109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oisseaux</text:p>
          </table:table-cell>
          <table:table-cell table:number-columns-repeated="3"/>
          <table:table-cell table:style-name="ce30" table:formula="of:=[.K110]+([.L110]/20)+([.M110]/240)" office:value-type="float" office:value="0" calcext:value-type="float">
            <text:p>0,00000</text:p>
          </table:table-cell>
          <table:table-cell table:number-columns-repeated="4"/>
          <table:table-cell table:formula="of:=[.I110]*[.N110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lé seig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etz</text:p>
          </table:table-cell>
          <table:table-cell table:number-columns-repeated="3"/>
          <table:table-cell table:style-name="ce30" table:formula="of:=[.K111]+([.L111]/20)+([.M111]/240)" office:value-type="float" office:value="0" calcext:value-type="float">
            <text:p>0,00000</text:p>
          </table:table-cell>
          <table:table-cell table:number-columns-repeated="4"/>
          <table:table-cell table:formula="of:=[.I111]*[.N111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is de Brezil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0" table:formula="of:=[.K112]+([.L112]/20)+([.M112]/240)" office:value-type="float" office:value="0.25" calcext:value-type="float">
            <text:p>0,25000</text:p>
          </table:table-cell>
          <table:table-cell table:number-columns-repeated="4"/>
          <table:table-cell table:formula="of:=[.I112]*[.N112]" office:value-type="float" office:value="37.5" calcext:value-type="float">
            <text:p>37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is de campech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4785" calcext:value-type="float">
            <text:p>4 785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0" table:formula="of:=[.K113]+([.L113]/20)+([.M113]/240)" office:value-type="float" office:value="0.3" calcext:value-type="float">
            <text:p>0,30000</text:p>
          </table:table-cell>
          <table:table-cell table:number-columns-repeated="4"/>
          <table:table-cell table:formula="of:=[.I113]*[.N113]" office:value-type="float" office:value="1435.5" calcext:value-type="float">
            <text:p>1 435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is d'ind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400" calcext:value-type="float">
            <text:p>2 400</text:p>
          </table:table-cell>
          <table:table-cell office:value-type="string" calcext:value-type="string">
            <text:p>Livres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/>
          <table:table-cell table:style-name="ce30" table:formula="of:=[.K114]+([.L114]/20)+([.M114]/240)" office:value-type="float" office:value="0.25" calcext:value-type="float">
            <text:p>0,25000</text:p>
          </table:table-cell>
          <table:table-cell table:number-columns-repeated="4"/>
          <table:table-cell table:formula="of:=[.I114]*[.N114]" office:value-type="float" office:value="600" calcext:value-type="float">
            <text:p>600,0000</text:p>
          </table:table-cell>
          <table:table-cell/>
          <table:table-cell table:style-name="ce28" office:value-type="string" calcext:value-type="string">
            <text:p>5 à 6 sous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is mairra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920" calcext:value-type="float">
            <text:p>1 920</text:p>
          </table:table-cell>
          <table:table-cell office:value-type="string" calcext:value-type="string">
            <text:p>pièc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30" table:formula="of:=[.K115]+([.L115]/20)+([.M115]/240)" office:value-type="float" office:value="2" calcext:value-type="float">
            <text:p>2,00000</text:p>
          </table:table-cell>
          <table:table-cell table:number-columns-repeated="4"/>
          <table:table-cell table:formula="of:=[.I115]*[.N115]" office:value-type="float" office:value="3840" calcext:value-type="float">
            <text:p>3 8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l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116]+([.L116]/20)+([.M116]/240)" office:value-type="float" office:value="25" calcext:value-type="float">
            <text:p>25,00000</text:p>
          </table:table-cell>
          <table:table-cell table:number-columns-repeated="4"/>
          <table:table-cell table:formula="of:=[.I116]*[.N116]" office:value-type="float" office:value="25" calcext:value-type="float">
            <text:p>25,0000</text:p>
          </table:table-cell>
          <table:table-cell/>
          <table:table-cell office:value-type="string" calcext:value-type="string">
            <text:p>barril de 50 livres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ulang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30" table:formula="of:=[.K117]+([.L117]/20)+([.M117]/240)" office:value-type="float" office:value="15" calcext:value-type="float">
            <text:p>15,00000</text:p>
          </table:table-cell>
          <table:table-cell table:number-columns-repeated="4"/>
          <table:table-cell table:formula="of:=[.I117]*[.N117]" office:value-type="float" office:value="750" calcext:value-type="float">
            <text:p>750,0000</text:p>
          </table:table-cell>
          <table:table-cell/>
          <table:table-cell office:value-type="string" calcext:value-type="string">
            <text:p>15 à 18 L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utons d'ore fau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0" table:formula="of:=[.K118]+([.L118]/20)+([.M118]/240)" office:value-type="float" office:value="0.5" calcext:value-type="float">
            <text:p>0,50000</text:p>
          </table:table-cell>
          <table:table-cell table:number-columns-repeated="4"/>
          <table:table-cell table:formula="of:=[.I118]*[.N118]" office:value-type="float" office:value="73.5" calcext:value-type="float">
            <text:p>73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table:style-name="ce14" office:value-type="string" calcext:value-type="string">
            <text:p>Burmards et leurs poid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 nombr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30" table:formula="of:=[.K119]+([.L119]/20)+([.M119]/240)" office:value-type="float" office:value="80" calcext:value-type="float">
            <text:p>80,00000</text:p>
          </table:table-cell>
          <table:table-cell table:number-columns-repeated="4"/>
          <table:table-cell table:formula="of:=[.I119]*[.N119]" office:value-type="float" office:value="1600" calcext:value-type="float">
            <text:p>1 600,00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raul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30" table:formula="of:=[.K120]+([.L120]/20)+([.M120]/240)" office:value-type="float" office:value="10" calcext:value-type="float">
            <text:p>10,00000</text:p>
          </table:table-cell>
          <table:table-cell table:number-columns-repeated="4"/>
          <table:table-cell table:formula="of:=[.I120]*[.N120]" office:value-type="float" office:value="300" calcext:value-type="float">
            <text:p>300,0000</text:p>
          </table:table-cell>
          <table:table-cell/>
          <table:table-cell office:value-type="string" calcext:value-type="string">
            <text:p>10 à 12 L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30" table:formula="of:=[.K121]+([.L121]/20)+([.M121]/240)" office:value-type="float" office:value="22" calcext:value-type="float">
            <text:p>22,00000</text:p>
          </table:table-cell>
          <table:table-cell table:number-columns-repeated="4"/>
          <table:table-cell table:formula="of:=[.I121]*[.N121]" office:value-type="float" office:value="572" calcext:value-type="float">
            <text:p>57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canettes de grez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073" calcext:value-type="float">
            <text:p>1 073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122]+([.L122]/20)+([.M122]/240)" office:value-type="float" office:value="1.5" calcext:value-type="float">
            <text:p>1,50000</text:p>
          </table:table-cell>
          <table:table-cell table:number-columns-repeated="4"/>
          <table:table-cell table:formula="of:=[.I122]*[.N122]" office:value-type="float" office:value="1609.5" calcext:value-type="float">
            <text:p>1 609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aves garnies de 9 flac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30" table:formula="of:=[.K123]+([.L123]/20)+([.M123]/240)" office:value-type="float" office:value="20" calcext:value-type="float">
            <text:p>20,00000</text:p>
          </table:table-cell>
          <table:table-cell table:style-name="ce36"/>
          <table:table-cell table:number-columns-repeated="3"/>
          <table:table-cell table:formula="of:=[.I123]*[.N123]" office:value-type="float" office:value="5400" calcext:value-type="float">
            <text:p>5 4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aves garnies de 6 flac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350" calcext:value-type="float">
            <text:p>1 35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30" table:formula="of:=[.K124]+([.L124]/20)+([.M124]/240)" office:value-type="float" office:value="4" calcext:value-type="float">
            <text:p>4,00000</text:p>
          </table:table-cell>
          <table:table-cell table:style-name="ce36"/>
          <table:table-cell table:number-columns-repeated="3"/>
          <table:table-cell table:formula="of:=[.I124]*[.N124]" office:value-type="float" office:value="5400" calcext:value-type="float">
            <text:p>5 4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artes marin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000" calcext:value-type="float">
            <text:p>3 000</text:p>
          </table:table-cell>
          <table:table-cell office:value-type="string" calcext:value-type="string">
            <text:p>feuill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30" table:formula="of:=[.K125]+([.L125]/20)+([.M125]/240)" office:value-type="float" office:value="3" calcext:value-type="float">
            <text:p>3,00000</text:p>
          </table:table-cell>
          <table:table-cell table:number-columns-repeated="4"/>
          <table:table-cell table:formula="of:=[.I125]*[.N125]" office:value-type="float" office:value="9000" calcext:value-type="float">
            <text:p>9 0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erus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30" table:formula="of:=[.K126]+([.L126]/20)+([.M126]/240)" office:value-type="float" office:value="0" calcext:value-type="float">
            <text:p>0,00000</text:p>
          </table:table-cell>
          <table:table-cell table:number-columns-repeated="4"/>
          <table:table-cell table:formula="of:=[.I126]*[.N126]" office:value-type="float" office:value="0" calcext:value-type="float">
            <text:p>0,0000</text:p>
          </table:table-cell>
          <table:table-cell/>
          <table:table-cell office:value-type="string" calcext:value-type="string">
            <text:p>baril de 100 livres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anvre en mass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30" table:formula="of:=[.K127]+([.L127]/20)+([.M127]/240)" office:value-type="float" office:value="0" calcext:value-type="float">
            <text:p>0,00000</text:p>
          </table:table-cell>
          <table:table-cell table:number-columns-repeated="4"/>
          <table:table-cell table:formula="of:=[.I127]*[.N127]" office:value-type="float" office:value="0" calcext:value-type="float">
            <text:p>0,0000</text:p>
          </table:table-cell>
          <table:table-cell/>
          <table:table-cell office:value-type="string" calcext:value-type="string">
            <text:p>5 sous la livre mais pas de prix à la ball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128]+([.L128]/20)+([.M128]/240)" office:value-type="float" office:value="25" calcext:value-type="float">
            <text:p>25,00000</text:p>
          </table:table-cell>
          <table:table-cell table:number-columns-repeated="4"/>
          <table:table-cell table:formula="of:=[.I128]*[.N128]" office:value-type="float" office:value="2750" calcext:value-type="float">
            <text:p>2 75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office:value-type="float" office:value="2500" calcext:value-type="float">
            <text:p>2500,000</text:p>
          </table:table-cell>
          <table:table-cell table:number-columns-repeated="2"/>
          <table:table-cell table:style-name="ce30" table:formula="of:=[.K129]+([.L129]/20)+([.M129]/240)" office:value-type="float" office:value="2500" calcext:value-type="float">
            <text:p>2500,000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formula="of:=[.I129]*[.N129]" office:value-type="float" office:value="2500" calcext:value-type="float">
            <text:p>2 500,0000</text:p>
          </table:table-cell>
          <table:table-cell/>
          <table:table-cell office:value-type="string" calcext:value-type="string">
            <text:p>valeur de 2500 Lt cy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cloux de gerof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30" table:formula="of:=[.K130]+([.L130]/20)+([.M130]/240)" office:value-type="float" office:value="8" calcext:value-type="float">
            <text:p>8,00000</text:p>
          </table:table-cell>
          <table:table-cell table:number-columns-repeated="4"/>
          <table:table-cell table:formula="of:=[.I130]*[.N130]" office:value-type="float" office:value="1992" calcext:value-type="float">
            <text:p>1 99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rail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vr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30" table:formula="of:=[.K131]+([.L131]/20)+([.M131]/240)" office:value-type="float" office:value="150" calcext:value-type="float">
            <text:p>150,00000</text:p>
          </table:table-cell>
          <table:table-cell table:number-columns-repeated="4"/>
          <table:table-cell table:formula="of:=[.I131]*[.N131]" office:value-type="float" office:value="75000" calcext:value-type="float">
            <text:p>75 0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rail faux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4568" calcext:value-type="float">
            <text:p>4 568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30" table:formula="of:=[.K132]+([.L132]/20)+([.M132]/240)" office:value-type="float" office:value="10" calcext:value-type="float">
            <text:p>10,00000</text:p>
          </table:table-cell>
          <table:table-cell table:number-columns-repeated="4"/>
          <table:table-cell table:formula="of:=[.I132]*[.N132]" office:value-type="float" office:value="45680" calcext:value-type="float">
            <text:p>45 6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rne à lanter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iss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30" table:formula="of:=[.K133]+([.L133]/20)+([.M133]/240)" office:value-type="float" office:value="50" calcext:value-type="float">
            <text:p>50,00000</text:p>
          </table:table-cell>
          <table:table-cell table:number-columns-repeated="4"/>
          <table:table-cell table:formula="of:=[.I133]*[.N133]" office:value-type="float" office:value="150" calcext:value-type="float">
            <text:p>15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roo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150" calcext:value-type="float">
            <text:p>1 15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30" table:formula="of:=[.K134]+([.L134]/20)+([.M134]/240)" office:value-type="float" office:value="4" calcext:value-type="float">
            <text:p>4,00000</text:p>
          </table:table-cell>
          <table:table-cell table:number-columns-repeated="4"/>
          <table:table-cell table:formula="of:=[.I134]*[.N134]" office:value-type="float" office:value="4600" calcext:value-type="float">
            <text:p>4 6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ton imprim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135]+([.L135]/20)+([.M135]/240)" office:value-type="float" office:value="25" calcext:value-type="float">
            <text:p>25,00000</text:p>
          </table:table-cell>
          <table:table-cell table:number-columns-repeated="4"/>
          <table:table-cell table:formula="of:=[.I135]*[.N135]" office:value-type="float" office:value="4875" calcext:value-type="float">
            <text:p>4 87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4200" calcext:value-type="float">
            <text:p>4 200</text:p>
          </table:table-cell>
          <table:table-cell office:value-type="string" calcext:value-type="string">
            <text:p>Livres</text:p>
          </table:table-cell>
          <table:table-cell office:value-type="float" office:value="0.08" calcext:value-type="float">
            <text:p>0,080</text:p>
          </table:table-cell>
          <table:table-cell table:number-columns-repeated="2"/>
          <table:table-cell table:style-name="ce30" table:formula="of:=[.K136]+([.L136]/20)+([.M136]/240)" office:value-type="float" office:value="0.08" calcext:value-type="float">
            <text:p>0,08000</text:p>
          </table:table-cell>
          <table:table-cell table:number-columns-repeated="4"/>
          <table:table-cell table:formula="of:=[.I136]*[.N136]" office:value-type="float" office:value="336" calcext:value-type="float">
            <text:p>336,00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Loïc</text:p>
          </table:table-cell>
          <table:table-cell table:style-name="ce3" office:value-type="string" calcext:value-type="string">
            <text:p>AD44_C 716</text:p>
          </table:table-cell>
          <table:table-cell table:style-name="ce3" office:value-type="string" calcext:value-type="string">
            <text:p>importations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752" calcext:value-type="float">
            <text:p>1752</text:p>
          </table:table-cell>
          <table:table-cell table:style-name="ce11" office:value-type="string" calcext:value-type="string">
            <text:p>Coupis</text:p>
          </table:table-cell>
          <table:table-cell table:style-name="ce3" office:value-type="string" calcext:value-type="string">
            <text:p>Rennes</text:p>
          </table:table-cell>
          <table:table-cell table:style-name="ce17" office:value-type="string" calcext:value-type="string">
            <text:p>d'Hollande</text:p>
          </table:table-cell>
          <table:table-cell table:style-name="ce20" office:value-type="float" office:value="220" calcext:value-type="float">
            <text:p>220</text:p>
          </table:table-cell>
          <table:table-cell table:style-name="ce23" office:value-type="string" calcext:value-type="string">
            <text:p>pièces</text:p>
          </table:table-cell>
          <table:table-cell table:style-name="ce26" office:value-type="float" office:value="20" calcext:value-type="float">
            <text:p>20,000</text:p>
          </table:table-cell>
          <table:table-cell table:style-name="ce28" table:number-columns-repeated="2"/>
          <table:table-cell table:style-name="ce31" table:formula="of:=[.K137]+([.L137]/20)+([.M137]/240)" office:value-type="float" office:value="20" calcext:value-type="float">
            <text:p>20,00000</text:p>
          </table:table-cell>
          <table:table-cell table:style-name="ce35"/>
          <table:table-cell table:style-name="ce28" table:number-columns-repeated="3"/>
          <table:table-cell table:style-name="ce39" table:formula="of:=[.I137]*[.N137]" office:value-type="float" office:value="4400" calcext:value-type="float">
            <text:p>4 400,0000</text:p>
          </table:table-cell>
          <table:table-cell table:style-name="ce2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utteaux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514" calcext:value-type="float">
            <text:p>3 514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138]+([.L138]/20)+([.M138]/240)" office:value-type="float" office:value="1.5" calcext:value-type="float">
            <text:p>1,50000</text:p>
          </table:table-cell>
          <table:table-cell table:number-columns-repeated="4"/>
          <table:table-cell table:formula="of:=[.I138]*[.N138]" office:value-type="float" office:value="5271" calcext:value-type="float">
            <text:p>5 271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utteaux flama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l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30" table:formula="of:=[.K139]+([.L139]/20)+([.M139]/240)" office:value-type="float" office:value="150" calcext:value-type="float">
            <text:p>150,00000</text:p>
          </table:table-cell>
          <table:table-cell table:number-columns-repeated="4"/>
          <table:table-cell table:formula="of:=[.I139]*[.N139]" office:value-type="float" office:value="150" calcext:value-type="float">
            <text:p>15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outteaux flama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sse</text:p>
          </table:table-cell>
          <table:table-cell table:number-columns-repeated="3"/>
          <table:table-cell table:style-name="ce30" table:formula="of:=[.K140]+([.L140]/20)+([.M140]/240)" office:value-type="float" office:value="0" calcext:value-type="float">
            <text:p>0,00000</text:p>
          </table:table-cell>
          <table:table-cell table:number-columns-repeated="4"/>
          <table:table-cell table:formula="of:=[.I140]*[.N140]" office:value-type="float" office:value="0" calcext:value-type="float">
            <text:p>0,0000</text:p>
          </table:table-cell>
          <table:table-cell/>
          <table:table-cell office:value-type="string" calcext:value-type="string">
            <text:p>il faudroit en savoir la contenanc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reusets d'orfèv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0" table:formula="of:=[.K141]+([.L141]/20)+([.M141]/240)" office:value-type="float" office:value="0.5" calcext:value-type="float">
            <text:p>0,50000</text:p>
          </table:table-cell>
          <table:table-cell table:number-columns-repeated="4"/>
          <table:table-cell table:formula="of:=[.I141]*[.N141]" office:value-type="float" office:value="120" calcext:value-type="float">
            <text:p>120,0000</text:p>
          </table:table-cell>
          <table:table-cell/>
          <table:table-cell office:value-type="string" calcext:value-type="string">
            <text:p>10 à 12 sous la pièc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r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ittots?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30" table:formula="of:=[.K142]+([.L142]/20)+([.M142]/240)" office:value-type="float" office:value="6" calcext:value-type="float">
            <text:p>6,00000</text:p>
          </table:table-cell>
          <table:table-cell table:number-columns-repeated="4"/>
          <table:table-cell table:formula="of:=[.I142]*[.N142]" office:value-type="float" office:value="300" calcext:value-type="float">
            <text:p>300,0000</text:p>
          </table:table-cell>
          <table:table-cell/>
          <table:table-cell office:value-type="string" calcext:value-type="string">
            <text:p>Unité de mesure non identifié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vre en bassi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143]+([.L143]/20)+([.M143]/240)" office:value-type="float" office:value="1.5" calcext:value-type="float">
            <text:p>1,50000</text:p>
          </table:table-cell>
          <table:table-cell table:number-columns-repeated="4"/>
          <table:table-cell table:formula="of:=[.I143]*[.N143]" office:value-type="float" office:value="1482" calcext:value-type="float">
            <text:p>1 48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vre jaune non ouvr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tailles</text:p>
          </table:table-cell>
          <table:table-cell table:number-columns-repeated="3"/>
          <table:table-cell table:style-name="ce30" table:formula="of:=[.K144]+([.L144]/20)+([.M144]/240)" office:value-type="float" office:value="0" calcext:value-type="float">
            <text:p>0,00000</text:p>
          </table:table-cell>
          <table:table-cell table:number-columns-repeated="4"/>
          <table:table-cell table:formula="of:=[.I144]*[.N144]" office:value-type="float" office:value="0" calcext:value-type="float">
            <text:p>0,0000</text:p>
          </table:table-cell>
          <table:table-cell/>
          <table:table-cell office:value-type="string" calcext:value-type="string">
            <text:p>"25 S la livre" combien de livres par futaille ?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145]+([.L145]/20)+([.M145]/240)" office:value-type="float" office:value="1.5" calcext:value-type="float">
            <text:p>1,50000</text:p>
          </table:table-cell>
          <table:table-cell table:number-columns-repeated="4"/>
          <table:table-cell table:formula="of:=[.I145]*[.N145]" office:value-type="float" office:value="1104" calcext:value-type="float">
            <text:p>1 104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vre roug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sses</text:p>
          </table:table-cell>
          <table:table-cell office:value-type="float" office:value="62" calcext:value-type="float">
            <text:p>6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0" table:formula="of:=[.K146]+([.L146]/20)+([.M146]/240)" office:value-type="float" office:value="62.5" calcext:value-type="float">
            <text:p>62,50000</text:p>
          </table:table-cell>
          <table:table-cell table:number-columns-repeated="4"/>
          <table:table-cell table:formula="of:=[.I146]*[.N146]" office:value-type="float" office:value="125" calcext:value-type="float">
            <text:p>12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dames Jeann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30" table:formula="of:=[.K147]+([.L147]/20)+([.M147]/240)" office:value-type="float" office:value="2.5" calcext:value-type="float">
            <text:p>2,50000</text:p>
          </table:table-cell>
          <table:table-cell table:number-columns-repeated="4"/>
          <table:table-cell table:formula="of:=[.I147]*[.N147]" office:value-type="float" office:value="62.5" calcext:value-type="float">
            <text:p>62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douelles à tonneaux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488" calcext:value-type="float">
            <text:p>1 488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0" table:formula="of:=[.K148]+([.L148]/20)+([.M148]/240)" office:value-type="float" office:value="0.3" calcext:value-type="float">
            <text:p>0,30000</text:p>
          </table:table-cell>
          <table:table-cell table:number-columns-repeated="4"/>
          <table:table-cell table:formula="of:=[.I148]*[.N148]" office:value-type="float" office:value="446.4" calcext:value-type="float">
            <text:p>446,4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douelles à tonneaux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244" calcext:value-type="float">
            <text:p>3 244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table:formula="of:=[.K149]+([.L149]/20)+([.M149]/240)" office:value-type="float" office:value="0.15" calcext:value-type="float">
            <text:p>0,15000</text:p>
          </table:table-cell>
          <table:table-cell table:number-columns-repeated="4"/>
          <table:table-cell table:formula="of:=[.I149]*[.N149]" office:value-type="float" office:value="486.6" calcext:value-type="float">
            <text:p>486,6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escop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30" table:formula="of:=[.K150]+([.L150]/20)+([.M150]/240)" office:value-type="float" office:value="0" calcext:value-type="float">
            <text:p>0,00000</text:p>
          </table:table-cell>
          <table:table-cell table:number-columns-repeated="4"/>
          <table:table-cell table:formula="of:=[.I150]*[.N150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quet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30" table:formula="of:=[.K151]+([.L151]/20)+([.M151]/240)" office:value-type="float" office:value="200" calcext:value-type="float">
            <text:p>200,00000</text:p>
          </table:table-cell>
          <table:table-cell table:number-columns-repeated="4"/>
          <table:table-cell table:formula="of:=[.I151]*[.N151]" office:value-type="float" office:value="400" calcext:value-type="float">
            <text:p>400,0000</text:p>
          </table:table-cell>
          <table:table-cell/>
          <table:table-cell office:value-type="string" calcext:value-type="string">
            <text:p>il faudrois en savoir le poids et la quantité (rajouté, 100 livre poid le paquet)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8920" calcext:value-type="float">
            <text:p>8 92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30" table:formula="of:=[.K152]+([.L152]/20)+([.M152]/240)" office:value-type="float" office:value="2" calcext:value-type="float">
            <text:p>2,00000</text:p>
          </table:table-cell>
          <table:table-cell table:number-columns-repeated="4"/>
          <table:table-cell table:formula="of:=[.I152]*[.N152]" office:value-type="float" office:value="17840" calcext:value-type="float">
            <text:p>17 8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aucill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200" calcext:value-type="float">
            <text:p>1 2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0" table:formula="of:=[.K153]+([.L153]/20)+([.M153]/240)" office:value-type="float" office:value="0.2" calcext:value-type="float">
            <text:p>0,20000</text:p>
          </table:table-cell>
          <table:table-cell table:number-columns-repeated="4"/>
          <table:table-cell table:formula="of:=[.I153]*[.N153]" office:value-type="float" office:value="240" calcext:value-type="float">
            <text:p>2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30" table:formula="of:=[.K154]+([.L154]/20)+([.M154]/240)" office:value-type="float" office:value="90" calcext:value-type="float">
            <text:p>90,00000</text:p>
          </table:table-cell>
          <table:table-cell table:number-columns-repeated="4"/>
          <table:table-cell table:formula="of:=[.I154]*[.N154]" office:value-type="float" office:value="630" calcext:value-type="float">
            <text:p>63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fer en feuillard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028" calcext:value-type="float">
            <text:p>6 028</text:p>
          </table:table-cell>
          <table:table-cell office:value-type="string" calcext:value-type="string">
            <text:p>bar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30" table:formula="of:=[.K155]+([.L155]/20)+([.M155]/240)" office:value-type="float" office:value="6" calcext:value-type="float">
            <text:p>6,00000</text:p>
          </table:table-cell>
          <table:table-cell table:number-columns-repeated="4"/>
          <table:table-cell table:formula="of:=[.I155]*[.N155]" office:value-type="float" office:value="36168" calcext:value-type="float">
            <text:p>36 168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fer en feuillard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7330" calcext:value-type="float">
            <text:p>37 33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0" table:formula="of:=[.K156]+([.L156]/20)+([.M156]/240)" office:value-type="float" office:value="0.2" calcext:value-type="float">
            <text:p>0,20000</text:p>
          </table:table-cell>
          <table:table-cell table:number-columns-repeated="4"/>
          <table:table-cell table:formula="of:=[.I156]*[.N156]" office:value-type="float" office:value="7466" calcext:value-type="float">
            <text:p>7 46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??? fer...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etz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30" table:formula="of:=[.K157]+([.L157]/20)+([.M157]/240)" office:value-type="float" office:value="21" calcext:value-type="float">
            <text:p>21,00000</text:p>
          </table:table-cell>
          <table:table-cell table:number-columns-repeated="4"/>
          <table:table-cell table:formula="of:=[.I157]*[.N157]" office:value-type="float" office:value="1428" calcext:value-type="float">
            <text:p>1 428,00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000" calcext:value-type="float">
            <text:p>1 0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0" table:formula="of:=[.K158]+([.L158]/20)+([.M158]/240)" office:value-type="float" office:value="0.3" calcext:value-type="float">
            <text:p>0,30000</text:p>
          </table:table-cell>
          <table:table-cell table:number-columns-repeated="4"/>
          <table:table-cell table:formula="of:=[.I158]*[.N158]" office:value-type="float" office:value="300" calcext:value-type="float">
            <text:p>3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office:value-type="float" office:value="290" calcext:value-type="float">
            <text:p>290,000</text:p>
          </table:table-cell>
          <table:table-cell table:number-columns-repeated="2"/>
          <table:table-cell table:style-name="ce30" table:formula="of:=[.K159]+([.L159]/20)+([.M159]/240)" office:value-type="float" office:value="290" calcext:value-type="float">
            <text:p>290,00000</text:p>
          </table:table-cell>
          <table:table-cell office:value-type="float" office:value="290" calcext:value-type="float">
            <text:p>290</text:p>
          </table:table-cell>
          <table:table-cell table:number-columns-repeated="3"/>
          <table:table-cell table:formula="of:=[.I159]*[.N159]" office:value-type="float" office:value="290" calcext:value-type="float">
            <text:p>290,0000</text:p>
          </table:table-cell>
          <table:table-cell/>
          <table:table-cell office:value-type="string" calcext:value-type="string">
            <text:p>valeur de 290 L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il de leto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160]+([.L160]/20)+([.M160]/240)" office:value-type="float" office:value="1.5" calcext:value-type="float">
            <text:p>1,50000</text:p>
          </table:table-cell>
          <table:table-cell table:number-columns-repeated="4"/>
          <table:table-cell table:formula="of:=[.I160]*[.N160]" office:value-type="float" office:value="37.5" calcext:value-type="float">
            <text:p>37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il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30" table:formula="of:=[.K161]+([.L161]/20)+([.M161]/240)" office:value-type="float" office:value="70" calcext:value-type="float">
            <text:p>70,00000</text:p>
          </table:table-cell>
          <table:table-cell table:number-columns-repeated="4"/>
          <table:table-cell table:formula="of:=[.I161]*[.N161]" office:value-type="float" office:value="1680" calcext:value-type="float">
            <text:p>1 6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lac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0" table:formula="of:=[.K162]+([.L162]/20)+([.M162]/240)" office:value-type="float" office:value="0.5" calcext:value-type="float">
            <text:p>0,50000</text:p>
          </table:table-cell>
          <table:table-cell table:number-columns-repeated="4"/>
          <table:table-cell table:formula="of:=[.I162]*[.N162]" office:value-type="float" office:value="33" calcext:value-type="float">
            <text:p>33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leches marin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30" table:formula="of:=[.K163]+([.L163]/20)+([.M163]/240)" office:value-type="float" office:value="15" calcext:value-type="float">
            <text:p>15,00000</text:p>
          </table:table-cell>
          <table:table-cell table:number-columns-repeated="4"/>
          <table:table-cell table:formula="of:=[.I163]*[.N163]" office:value-type="float" office:value="375" calcext:value-type="float">
            <text:p>37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romag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7000" calcext:value-type="float">
            <text:p>7 000</text:p>
          </table:table-cell>
          <table:table-cell office:value-type="string" calcext:value-type="string">
            <text:p>pain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30" table:formula="of:=[.K164]+([.L164]/20)+([.M164]/240)" office:value-type="float" office:value="0.3" calcext:value-type="float">
            <text:p>0,30000</text:p>
          </table:table-cell>
          <table:table-cell table:number-columns-repeated="4"/>
          <table:table-cell table:formula="of:=[.I164]*[.N164]" office:value-type="float" office:value="2100" calcext:value-type="float">
            <text:p>2 1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romag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5968" calcext:value-type="float">
            <text:p>55 968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0" table:formula="of:=[.K165]+([.L165]/20)+([.M165]/240)" office:value-type="float" office:value="0.3" calcext:value-type="float">
            <text:p>0,30000</text:p>
          </table:table-cell>
          <table:table-cell table:number-columns-repeated="4"/>
          <table:table-cell table:formula="of:=[.I165]*[.N165]" office:value-type="float" office:value="16790.4" calcext:value-type="float">
            <text:p>16 790,4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oblets en ver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0" table:formula="of:=[.K166]+([.L166]/20)+([.M166]/240)" office:value-type="float" office:value="0.125" calcext:value-type="float">
            <text:p>0,12500</text:p>
          </table:table-cell>
          <table:table-cell table:number-columns-repeated="4"/>
          <table:table-cell table:formula="of:=[.I166]*[.N166]" office:value-type="float" office:value="25" calcext:value-type="float">
            <text:p>2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oblets en ver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30" table:formula="of:=[.K167]+([.L167]/20)+([.M167]/240)" office:value-type="float" office:value="50" calcext:value-type="float">
            <text:p>50,00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I167]*[.N167]" office:value-type="float" office:value="50" calcext:value-type="float">
            <text:p>50,0000</text:p>
          </table:table-cell>
          <table:table-cell/>
          <table:table-cell office:value-type="string" calcext:value-type="string">
            <text:p>valeur de 50 Lt cy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sac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30" table:formula="of:=[.K168]+([.L168]/20)+([.M168]/240)" office:value-type="float" office:value="12" calcext:value-type="float">
            <text:p>12,00000</text:p>
          </table:table-cell>
          <table:table-cell table:number-columns-repeated="4"/>
          <table:table-cell table:formula="of:=[.I168]*[.N168]" office:value-type="float" office:value="9144" calcext:value-type="float">
            <text:p>9 144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30" table:formula="of:=[.K169]+([.L169]/20)+([.M169]/240)" office:value-type="float" office:value="6" calcext:value-type="float">
            <text:p>6,00000</text:p>
          </table:table-cell>
          <table:table-cell table:number-columns-repeated="4"/>
          <table:table-cell table:formula="of:=[.I169]*[.N169]" office:value-type="float" office:value="3870" calcext:value-type="float">
            <text:p>3 87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rellot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30" table:formula="of:=[.K170]+([.L170]/20)+([.M170]/240)" office:value-type="float" office:value="200" calcext:value-type="float">
            <text:p>200,000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[.I170]*[.N170]" office:value-type="float" office:value="200" calcext:value-type="float">
            <text:p>200,0000</text:p>
          </table:table-cell>
          <table:table-cell/>
          <table:table-cell office:value-type="string" calcext:value-type="string">
            <text:p>valeur de 200 livres cy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pièce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30" table:formula="of:=[.K171]+([.L171]/20)+([.M171]/240)" office:value-type="float" office:value="33" calcext:value-type="float">
            <text:p>33,00000</text:p>
          </table:table-cell>
          <table:table-cell table:number-columns-repeated="4"/>
          <table:table-cell table:formula="of:=[.I171]*[.N171]" office:value-type="float" office:value="28710" calcext:value-type="float">
            <text:p>28 71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horloge de sabl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iss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30" table:formula="of:=[.K172]+([.L172]/20)+([.M172]/240)" office:value-type="float" office:value="60" calcext:value-type="float">
            <text:p>60,00000</text:p>
          </table:table-cell>
          <table:table-cell table:number-columns-repeated="4"/>
          <table:table-cell table:formula="of:=[.I172]*[.N172]" office:value-type="float" office:value="180" calcext:value-type="float">
            <text:p>1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huille de grai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584" calcext:value-type="float">
            <text:p>1 584</text:p>
          </table:table-cell>
          <table:table-cell office:value-type="string" calcext:value-type="string">
            <text:p>Livres</text:p>
          </table:table-cell>
          <table:table-cell office:value-type="float" office:value="0.32" calcext:value-type="float">
            <text:p>0,320</text:p>
          </table:table-cell>
          <table:table-cell table:number-columns-repeated="2"/>
          <table:table-cell table:style-name="ce30" table:formula="of:=[.K173]+([.L173]/20)+([.M173]/240)" office:value-type="float" office:value="0.32" calcext:value-type="float">
            <text:p>0,32000</text:p>
          </table:table-cell>
          <table:table-cell table:number-columns-repeated="4"/>
          <table:table-cell table:formula="of:=[.I173]*[.N173]" office:value-type="float" office:value="506.88" calcext:value-type="float">
            <text:p>506,88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huille de l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riqu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30" table:formula="of:=[.K174]+([.L174]/20)+([.M174]/240)" office:value-type="float" office:value="130" calcext:value-type="float">
            <text:p>130,00000</text:p>
          </table:table-cell>
          <table:table-cell table:number-columns-repeated="4"/>
          <table:table-cell table:formula="of:=[.I174]*[.N174]" office:value-type="float" office:value="6630" calcext:value-type="float">
            <text:p>6 63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huille de l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30" table:formula="of:=[.K175]+([.L175]/20)+([.M175]/240)" office:value-type="float" office:value="30" calcext:value-type="float">
            <text:p>30,00000</text:p>
          </table:table-cell>
          <table:table-cell table:number-columns-repeated="4"/>
          <table:table-cell table:formula="of:=[.I175]*[.N175]" office:value-type="float" office:value="90" calcext:value-type="float">
            <text:p>9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huille de Rabett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Livres</text:p>
          </table:table-cell>
          <table:table-cell table:style-name="ce26" office:value-type="float" office:value="0.32" calcext:value-type="float">
            <text:p>0,320</text:p>
          </table:table-cell>
          <table:table-cell table:number-columns-repeated="2"/>
          <table:table-cell table:style-name="ce30" table:formula="of:=[.K176]+([.L176]/20)+([.M176]/240)" office:value-type="float" office:value="0.32" calcext:value-type="float">
            <text:p>0,32000</text:p>
          </table:table-cell>
          <table:table-cell table:number-columns-repeated="4"/>
          <table:table-cell table:formula="of:=[.I176]*[.N176]" office:value-type="float" office:value="296.96" calcext:value-type="float">
            <text:p>296,96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0" table:formula="of:=[.K177]+([.L177]/20)+([.M177]/240)" office:value-type="float" office:value="0.5" calcext:value-type="float">
            <text:p>0,50000</text:p>
          </table:table-cell>
          <table:table-cell table:number-columns-repeated="4"/>
          <table:table-cell table:formula="of:=[.I177]*[.N177]" office:value-type="float" office:value="163" calcext:value-type="float">
            <text:p>163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178]+([.L178]/20)+([.M178]/240)" office:value-type="float" office:value="25" calcext:value-type="float">
            <text:p>25,00000</text:p>
          </table:table-cell>
          <table:table-cell table:number-columns-repeated="4"/>
          <table:table-cell table:formula="of:=[.I178]*[.N178]" office:value-type="float" office:value="13500" calcext:value-type="float">
            <text:p>13 5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lignes à pech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30" table:formula="of:=[.K179]+([.L179]/20)+([.M179]/240)" office:value-type="float" office:value="0" calcext:value-type="float">
            <text:p>0,00000</text:p>
          </table:table-cell>
          <table:table-cell table:number-columns-repeated="4"/>
          <table:table-cell table:formula="of:=[.I179]*[.N179]" office:value-type="float" office:value="0" calcext:value-type="float">
            <text:p>0,0000</text:p>
          </table:table-cell>
          <table:table-cell/>
          <table:table-cell office:value-type="string" calcext:value-type="string">
            <text:p>se vendent au nombre, pas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limes à f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l</text:p>
          </table:table-cell>
          <table:table-cell table:number-columns-repeated="3"/>
          <table:table-cell table:style-name="ce30" table:formula="of:=[.K180]+([.L180]/20)+([.M180]/240)" office:value-type="float" office:value="0" calcext:value-type="float">
            <text:p>0,00000</text:p>
          </table:table-cell>
          <table:table-cell table:number-columns-repeated="4"/>
          <table:table-cell table:formula="of:=[.I180]*[.N180]" office:value-type="float" office:value="0" calcext:value-type="float">
            <text:p>0,0000</text:p>
          </table:table-cell>
          <table:table-cell/>
          <table:table-cell office:value-type="string" calcext:value-type="string">
            <text:p>se vendent au nombre, pas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181]+([.L181]/20)+([.M181]/240)" office:value-type="float" office:value="25" calcext:value-type="float">
            <text:p>25,00000</text:p>
          </table:table-cell>
          <table:table-cell table:number-columns-repeated="4"/>
          <table:table-cell table:formula="of:=[.I181]*[.N181]" office:value-type="float" office:value="9125" calcext:value-type="float">
            <text:p>9 125,00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office:value-type="float" office:value="3100" calcext:value-type="float">
            <text:p>3100,000</text:p>
          </table:table-cell>
          <table:table-cell table:number-columns-repeated="2"/>
          <table:table-cell table:style-name="ce30" table:formula="of:=[.K182]+([.L182]/20)+([.M182]/240)" office:value-type="float" office:value="3100" calcext:value-type="float">
            <text:p>3100,00000</text:p>
          </table:table-cell>
          <table:table-cell office:value-type="float" office:value="3100" calcext:value-type="float">
            <text:p>3100</text:p>
          </table:table-cell>
          <table:table-cell table:number-columns-repeated="3"/>
          <table:table-cell table:formula="of:=[.I182]*[.N182]" office:value-type="float" office:value="3100" calcext:value-type="float">
            <text:p>3 100,0000</text:p>
          </table:table-cell>
          <table:table-cell/>
          <table:table-cell office:value-type="string" calcext:value-type="string">
            <text:p>valeur de 3100 livres cy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30" table:formula="of:=[.K183]+([.L183]/20)+([.M183]/240)" office:value-type="float" office:value="12" calcext:value-type="float">
            <text:p>12,00000</text:p>
          </table:table-cell>
          <table:table-cell table:number-columns-repeated="4"/>
          <table:table-cell table:formula="of:=[.I183]*[.N183]" office:value-type="float" office:value="2076" calcext:value-type="float">
            <text:p>2 07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natt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n nombre</text:p>
          </table:table-cell>
          <table:table-cell/>
          <table:table-cell table:formula="of:=40/6" office:value-type="float" office:value="6.66666666666667" calcext:value-type="float">
            <text:p>6,67</text:p>
          </table:table-cell>
          <table:table-cell/>
          <table:table-cell table:style-name="ce30" table:formula="of:=[.K184]+([.L184]/20)+([.M184]/240)" office:value-type="float" office:value="0.333333333333333" calcext:value-type="float">
            <text:p>0,33333</text:p>
          </table:table-cell>
          <table:table-cell table:number-columns-repeated="4"/>
          <table:table-cell table:formula="of:=[.I184]*[.N184]" office:value-type="float" office:value="60" calcext:value-type="float">
            <text:p>60,0000</text:p>
          </table:table-cell>
          <table:table-cell/>
          <table:table-cell office:value-type="string" calcext:value-type="string">
            <text:p>À 40 S le paquet de 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Nicaneas larg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30" table:formula="of:=[.K185]+([.L185]/20)+([.M185]/240)" office:value-type="float" office:value="20" calcext:value-type="float">
            <text:p>20,00000</text:p>
          </table:table-cell>
          <table:table-cell table:number-columns-repeated="4"/>
          <table:table-cell table:formula="of:=[.I185]*[.N185]" office:value-type="float" office:value="16200" calcext:value-type="float">
            <text:p>16 2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Néganipaux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30" table:formula="of:=[.K186]+([.L186]/20)+([.M186]/240)" office:value-type="float" office:value="30" calcext:value-type="float">
            <text:p>30,00000</text:p>
          </table:table-cell>
          <table:table-cell table:number-columns-repeated="4"/>
          <table:table-cell table:formula="of:=[.I186]*[.N186]" office:value-type="float" office:value="2400" calcext:value-type="float">
            <text:p>2 4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aril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0" table:formula="of:=[.K187]+([.L187]/20)+([.M187]/240)" office:value-type="float" office:value="0.175" calcext:value-type="float">
            <text:p>0,17500</text:p>
          </table:table-cell>
          <table:table-cell table:number-columns-repeated="4"/>
          <table:table-cell table:formula="of:=[.I187]*[.N187]" office:value-type="float" office:value="140" calcext:value-type="float">
            <text:p>1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c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30" table:formula="of:=[.K188]+([.L188]/20)+([.M188]/240)" office:value-type="float" office:value="8" calcext:value-type="float">
            <text:p>8,00000</text:p>
          </table:table-cell>
          <table:table-cell table:number-columns-repeated="4"/>
          <table:table-cell table:formula="of:=[.I188]*[.N188]" office:value-type="float" office:value="232" calcext:value-type="float">
            <text:p>23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tz</text:p>
          </table:table-cell>
          <table:table-cell table:number-columns-repeated="3"/>
          <table:table-cell table:style-name="ce30" table:formula="of:=[.K189]+([.L189]/20)+([.M189]/240)" office:value-type="float" office:value="0" calcext:value-type="float">
            <text:p>0,00000</text:p>
          </table:table-cell>
          <table:table-cell table:number-columns-repeated="4"/>
          <table:table-cell table:formula="of:=[.I189]*[.N189]" office:value-type="float" office:value="0" calcext:value-type="float">
            <text:p>0,0000</text:p>
          </table:table-cell>
          <table:table-cell/>
          <table:table-cell office:value-type="string" calcext:value-type="string">
            <text:p>Pas de prix ("à proportion")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m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30" table:formula="of:=[.K190]+([.L190]/20)+([.M190]/240)" office:value-type="float" office:value="20" calcext:value-type="float">
            <text:p>20,00000</text:p>
          </table:table-cell>
          <table:table-cell table:number-columns-repeated="4"/>
          <table:table-cell table:formula="of:=[.I190]*[.N190]" office:value-type="float" office:value="260" calcext:value-type="float">
            <text:p>2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inceaux à peind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191]+([.L191]/20)+([.M191]/240)" office:value-type="float" office:value="1.5" calcext:value-type="float">
            <text:p>1,50000</text:p>
          </table:table-cell>
          <table:table-cell table:number-columns-repeated="4"/>
          <table:table-cell table:formula="of:=[.I191]*[.N191]" office:value-type="float" office:value="451.5" calcext:value-type="float">
            <text:p>451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hota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ai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30" table:formula="of:=[.K192]+([.L192]/20)+([.M192]/240)" office:value-type="float" office:value="12" calcext:value-type="float">
            <text:p>12,00000</text:p>
          </table:table-cell>
          <table:table-cell table:number-columns-repeated="4"/>
          <table:table-cell table:formula="of:=[.I192]*[.N192]" office:value-type="float" office:value="3840" calcext:value-type="float">
            <text:p>3 840,0000</text:p>
          </table:table-cell>
          <table:table-cell/>
          <table:table-cell office:value-type="string" calcext:value-type="string">
            <text:p>12 à 15l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ierres à fusil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llier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193]+([.L193]/20)+([.M193]/240)" office:value-type="float" office:value="1.5" calcext:value-type="float">
            <text:p>1,50000</text:p>
          </table:table-cell>
          <table:table-cell table:number-columns-repeated="4"/>
          <table:table-cell table:formula="of:=[.I193]*[.N193]" office:value-type="float" office:value="22.5" calcext:value-type="float">
            <text:p>22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ierres à fusil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30" table:formula="of:=[.K194]+([.L194]/20)+([.M194]/240)" office:value-type="float" office:value="300" calcext:value-type="float">
            <text:p>300,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I194]*[.N194]" office:value-type="float" office:value="300" calcext:value-type="float">
            <text:p>300,0000</text:p>
          </table:table-cell>
          <table:table-cell/>
          <table:table-cell office:value-type="string" calcext:value-type="string">
            <text:p>valeur de 300L cy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ffres</text:p>
          </table:table-cell>
          <table:table-cell table:number-columns-repeated="3"/>
          <table:table-cell table:style-name="ce30" table:formula="of:=[.K195]+([.L195]/20)+([.M195]/240)" office:value-type="float" office:value="0" calcext:value-type="float">
            <text:p>0,00000</text:p>
          </table:table-cell>
          <table:table-cell table:number-columns-repeated="4"/>
          <table:table-cell table:formula="of:=[.I195]*[.N195]" office:value-type="float" office:value="0" calcext:value-type="float">
            <text:p>0,0000</text:p>
          </table:table-cell>
          <table:table-cell/>
          <table:table-cell office:value-type="string" calcext:value-type="string">
            <text:p>Pas de prix "16 coffres à proportion de ce qu'il contient de grosses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30" table:formula="of:=[.K196]+([.L196]/20)+([.M196]/240)" office:value-type="float" office:value="2.25" calcext:value-type="float">
            <text:p>2,25000</text:p>
          </table:table-cell>
          <table:table-cell table:number-columns-repeated="4"/>
          <table:table-cell table:formula="of:=[.I196]*[.N196]" office:value-type="float" office:value="751.5" calcext:value-type="float">
            <text:p>751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3110" calcext:value-type="float">
            <text:p>13 1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30" table:formula="of:=[.K197]+([.L197]/20)+([.M197]/240)" office:value-type="float" office:value="1" calcext:value-type="float">
            <text:p>1,00000</text:p>
          </table:table-cell>
          <table:table-cell table:number-columns-repeated="4"/>
          <table:table-cell table:formula="of:=[.I197]*[.N197]" office:value-type="float" office:value="13110" calcext:value-type="float">
            <text:p>13 11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800" calcext:value-type="float">
            <text:p>2 800</text:p>
          </table:table-cell>
          <table:table-cell office:value-type="string" calcext:value-type="string">
            <text:p>Livres</text:p>
          </table:table-cell>
          <table:table-cell office:value-type="float" office:value="0.26" calcext:value-type="float">
            <text:p>0,260</text:p>
          </table:table-cell>
          <table:table-cell table:number-columns-repeated="2"/>
          <table:table-cell table:style-name="ce30" table:formula="of:=[.K198]+([.L198]/20)+([.M198]/240)" office:value-type="float" office:value="0.26" calcext:value-type="float">
            <text:p>0,26000</text:p>
          </table:table-cell>
          <table:table-cell table:number-columns-repeated="4"/>
          <table:table-cell table:formula="of:=[.I198]*[.N198]" office:value-type="float" office:value="728" calcext:value-type="float">
            <text:p>728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omb en saumon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0300" calcext:value-type="float">
            <text:p>10 3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0" table:formula="of:=[.K199]+([.L199]/20)+([.M199]/240)" office:value-type="float" office:value="0.2" calcext:value-type="float">
            <text:p>0,20000</text:p>
          </table:table-cell>
          <table:table-cell table:number-columns-repeated="4"/>
          <table:table-cell table:formula="of:=[.I199]*[.N199]" office:value-type="float" office:value="2060" calcext:value-type="float">
            <text:p>2 0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i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30" table:formula="of:=[.K200]+([.L200]/20)+([.M200]/240)" office:value-type="float" office:value="15" calcext:value-type="float">
            <text:p>15,00000</text:p>
          </table:table-cell>
          <table:table-cell table:number-columns-repeated="4"/>
          <table:table-cell table:formula="of:=[.I200]*[.N200]" office:value-type="float" office:value="90" calcext:value-type="float">
            <text:p>9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0" table:formula="of:=[.K201]+([.L201]/20)+([.M201]/240)" office:value-type="float" office:value="0.5" calcext:value-type="float">
            <text:p>0,50000</text:p>
          </table:table-cell>
          <table:table-cell table:number-columns-repeated="4"/>
          <table:table-cell table:formula="of:=[.I201]*[.N201]" office:value-type="float" office:value="3" calcext:value-type="float">
            <text:p>3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30" table:formula="of:=[.K202]+([.L202]/20)+([.M202]/240)" office:value-type="float" office:value="0" calcext:value-type="float">
            <text:p>0,00000</text:p>
          </table:table-cell>
          <table:table-cell table:number-columns-repeated="4"/>
          <table:table-cell table:formula="of:=[.I202]*[.N202]" office:value-type="float" office:value="0" calcext:value-type="float">
            <text:p>0,0000</text:p>
          </table:table-cell>
          <table:table-cell/>
          <table:table-cell office:value-type="string" calcext:value-type="string">
            <text:p>6 sous la livr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oudre à tire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3100" calcext:value-type="float">
            <text:p>33 1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203]+([.L203]/20)+([.M203]/240)" office:value-type="float" office:value="1.5" calcext:value-type="float">
            <text:p>1,50000</text:p>
          </table:table-cell>
          <table:table-cell table:number-columns-repeated="4"/>
          <table:table-cell table:formula="of:=[.I203]*[.N203]" office:value-type="float" office:value="49650" calcext:value-type="float">
            <text:p>49 65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outreaux de sap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30" table:formula="of:=[.K204]+([.L204]/20)+([.M204]/240)" office:value-type="float" office:value="3" calcext:value-type="float">
            <text:p>3,00000</text:p>
          </table:table-cell>
          <table:table-cell table:number-columns-repeated="4"/>
          <table:table-cell table:formula="of:=[.I204]*[.N204]" office:value-type="float" office:value="249" calcext:value-type="float">
            <text:p>249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quinquailleri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il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30" table:formula="of:=[.K205]+([.L205]/20)+([.M205]/240)" office:value-type="float" office:value="18" calcext:value-type="float">
            <text:p>18,00000</text:p>
          </table:table-cell>
          <table:table-cell table:number-columns-repeated="4"/>
          <table:table-cell table:formula="of:=[.I205]*[.N205]" office:value-type="float" office:value="90" calcext:value-type="float">
            <text:p>9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quinquailleri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office:value-type="float" office:value="47000" calcext:value-type="float">
            <text:p>47000,000</text:p>
          </table:table-cell>
          <table:table-cell table:number-columns-repeated="2"/>
          <table:table-cell table:style-name="ce30" table:formula="of:=[.K206]+([.L206]/20)+([.M206]/240)" office:value-type="float" office:value="47000" calcext:value-type="float">
            <text:p>47000,00000</text:p>
          </table:table-cell>
          <table:table-cell office:value-type="float" office:value="17000" calcext:value-type="float">
            <text:p>17000</text:p>
          </table:table-cell>
          <table:table-cell table:number-columns-repeated="3"/>
          <table:table-cell table:formula="of:=[.I206]*[.N206]" office:value-type="float" office:value="47000" calcext:value-type="float">
            <text:p>47 000,0000</text:p>
          </table:table-cell>
          <table:table-cell/>
          <table:table-cell office:value-type="string" calcext:value-type="string">
            <text:p>valeur de 17000 livres cy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Rasad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30" table:formula="of:=[.K207]+([.L207]/20)+([.M207]/240)" office:value-type="float" office:value="0.75" calcext:value-type="float">
            <text:p>0,75000</text:p>
          </table:table-cell>
          <table:table-cell table:number-columns-repeated="4"/>
          <table:table-cell table:formula="of:=[.I207]*[.N207]" office:value-type="float" office:value="502.5" calcext:value-type="float">
            <text:p>502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0" table:formula="of:=[.K208]+([.L208]/20)+([.M208]/240)" office:value-type="float" office:value="0.4" calcext:value-type="float">
            <text:p>0,40000</text:p>
          </table:table-cell>
          <table:table-cell table:number-columns-repeated="4"/>
          <table:table-cell table:formula="of:=[.I208]*[.N208]" office:value-type="float" office:value="160" calcext:value-type="float">
            <text:p>1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Romal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30" table:formula="of:=[.K209]+([.L209]/20)+([.M209]/240)" office:value-type="float" office:value="18" calcext:value-type="float">
            <text:p>18,00000</text:p>
          </table:table-cell>
          <table:table-cell table:number-columns-repeated="4"/>
          <table:table-cell table:formula="of:=[.I209]*[.N209]" office:value-type="float" office:value="900" calcext:value-type="float">
            <text:p>9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so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2366" calcext:value-type="float">
            <text:p>12 366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0" table:formula="of:=[.K210]+([.L210]/20)+([.M210]/240)" office:value-type="float" office:value="0.05" calcext:value-type="float">
            <text:p>0,05000</text:p>
          </table:table-cell>
          <table:table-cell table:number-columns-repeated="4"/>
          <table:table-cell table:formula="of:=[.I210]*[.N210]" office:value-type="float" office:value="618.3" calcext:value-type="float">
            <text:p>618,3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aniers</text:p>
          </table:table-cell>
          <table:table-cell table:number-columns-repeated="3"/>
          <table:table-cell table:style-name="ce30" table:formula="of:=[.K211]+([.L211]/20)+([.M211]/240)" office:value-type="float" office:value="0" calcext:value-type="float">
            <text:p>0,00000</text:p>
          </table:table-cell>
          <table:table-cell table:number-columns-repeated="4"/>
          <table:table-cell table:formula="of:=[.I211]*[.N211]" office:value-type="float" office:value="0" calcext:value-type="float">
            <text:p>0,0000</text:p>
          </table:table-cell>
          <table:table-cell/>
          <table:table-cell office:value-type="string" calcext:value-type="string">
            <text:p>"il faut en savoir le poids et la quantité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tapsel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218" calcext:value-type="float">
            <text:p>1 218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30" table:formula="of:=[.K212]+([.L212]/20)+([.M212]/240)" office:value-type="float" office:value="24" calcext:value-type="float">
            <text:p>24,00000</text:p>
          </table:table-cell>
          <table:table-cell table:number-columns-repeated="4"/>
          <table:table-cell table:formula="of:=[.I212]*[.N212]" office:value-type="float" office:value="29232" calcext:value-type="float">
            <text:p>29 232,0000</text:p>
          </table:table-cell>
          <table:table-cell/>
          <table:table-cell office:value-type="string" calcext:value-type="string">
            <text:p>nom de la marchandise incertain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teintu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30" table:formula="of:=[.K213]+([.L213]/20)+([.M213]/240)" office:value-type="float" office:value="0" calcext:value-type="float">
            <text:p>0,00000</text:p>
          </table:table-cell>
          <table:table-cell table:number-columns-repeated="4"/>
          <table:table-cell table:formula="of:=[.I213]*[.N213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toile d'emballage neuv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l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30" table:formula="of:=[.K214]+([.L214]/20)+([.M214]/240)" office:value-type="float" office:value="8" calcext:value-type="float">
            <text:p>8,00000</text:p>
          </table:table-cell>
          <table:table-cell table:number-columns-repeated="4"/>
          <table:table-cell table:formula="of:=[.I214]*[.N214]" office:value-type="float" office:value="104" calcext:value-type="float">
            <text:p>104,0000</text:p>
          </table:table-cell>
          <table:table-cell/>
          <table:table-cell office:value-type="string" calcext:value-type="string">
            <text:p>nom de la marchandise incertain. Prix : "8 à 10lt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toile d'emballage vei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ll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30" table:formula="of:=[.K215]+([.L215]/20)+([.M215]/240)" office:value-type="float" office:value="4" calcext:value-type="float">
            <text:p>4,00000</text:p>
          </table:table-cell>
          <table:table-cell table:number-columns-repeated="4"/>
          <table:table-cell table:formula="of:=[.I215]*[.N215]" office:value-type="float" office:value="96" calcext:value-type="float">
            <text:p>96,0000</text:p>
          </table:table-cell>
          <table:table-cell/>
          <table:table-cell office:value-type="string" calcext:value-type="string">
            <text:p>nom de la marchandise incertain. Prix : "4 à 5lt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toiles platil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2650" calcext:value-type="float">
            <text:p>2 65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30" table:formula="of:=[.K216]+([.L216]/20)+([.M216]/240)" office:value-type="float" office:value="5" calcext:value-type="float">
            <text:p>5,00000</text:p>
          </table:table-cell>
          <table:table-cell table:number-columns-repeated="4"/>
          <table:table-cell table:formula="of:=[.I216]*[.N216]" office:value-type="float" office:value="13250" calcext:value-type="float">
            <text:p>13 25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erroteri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ff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30" table:formula="of:=[.K217]+([.L217]/20)+([.M217]/240)" office:value-type="float" office:value="60" calcext:value-type="float">
            <text:p>60,00000</text:p>
          </table:table-cell>
          <table:table-cell table:number-columns-repeated="4"/>
          <table:table-cell table:formula="of:=[.I217]*[.N217]" office:value-type="float" office:value="180" calcext:value-type="float">
            <text:p>1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erroteri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ier</text:p>
          </table:table-cell>
          <table:table-cell table:number-columns-repeated="3"/>
          <table:table-cell table:style-name="ce30" table:formula="of:=[.K218]+([.L218]/20)+([.M218]/240)" office:value-type="float" office:value="0" calcext:value-type="float">
            <text:p>0,00000</text:p>
          </table:table-cell>
          <table:table-cell table:number-columns-repeated="4"/>
          <table:table-cell table:formula="of:=[.I218]*[.N218]" office:value-type="float" office:value="0" calcext:value-type="float">
            <text:p>0,0000</text:p>
          </table:table-cell>
          <table:table-cell/>
          <table:table-cell table:style-name="ce28" office:value-type="string" calcext:value-type="string">
            <text:p>"cela est trop vague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erroteri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ivr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30" table:formula="of:=[.K219]+([.L219]/20)+([.M219]/240)" office:value-type="float" office:value="20" calcext:value-type="float">
            <text:p>20,00000</text:p>
          </table:table-cell>
          <table:table-cell table:number-columns-repeated="4"/>
          <table:table-cell table:formula="of:=[.I219]*[.N219]" office:value-type="float" office:value="3360" calcext:value-type="float">
            <text:p>3 3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neaux</text:p>
          </table:table-cell>
          <table:table-cell table:number-columns-repeated="3"/>
          <table:table-cell table:style-name="ce30" table:formula="of:=[.K220]+([.L220]/20)+([.M220]/240)" office:value-type="float" office:value="0" calcext:value-type="float">
            <text:p>0,00000</text:p>
          </table:table-cell>
          <table:table-cell table:number-columns-repeated="4"/>
          <table:table-cell table:formula="of:=[.I220]*[.N220]" office:value-type="float" office:value="0" calcext:value-type="float">
            <text:p>0,0000</text:p>
          </table:table-cell>
          <table:table-cell/>
          <table:table-cell office:value-type="string" calcext:value-type="string">
            <text:p>"faute de savoir l'espece on ne peut en faire l'évaluation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30" table:formula="of:=[.K221]+([.L221]/20)+([.M221]/240)" office:value-type="float" office:value="0" calcext:value-type="float">
            <text:p>0,00000</text:p>
          </table:table-cell>
          <table:table-cell table:number-columns-repeated="4"/>
          <table:table-cell table:formula="of:=[.I221]*[.N221]" office:value-type="float" office:value="0" calcext:value-type="float">
            <text:p>0,0000</text:p>
          </table:table-cell>
          <table:table-cell/>
          <table:table-cell office:value-type="string" calcext:value-type="string">
            <text:p>"faute de savoir l'espece on ne peut en faire l'évaluation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in de Constanc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'Hollan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tites bouteill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30" table:formula="of:=[.K222]+([.L222]/20)+([.M222]/240)" office:value-type="float" office:value="1.2" calcext:value-type="float">
            <text:p>1,20000</text:p>
          </table:table-cell>
          <table:table-cell table:number-columns-repeated="4"/>
          <table:table-cell table:formula="of:=[.I222]*[.N222]" office:value-type="float" office:value="180" calcext:value-type="float">
            <text:p>1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nspect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30" table:formula="of:=[.K223]+([.L223]/20)+([.M223]/240)" office:value-type="float" office:value="1.2" calcext:value-type="float">
            <text:p>1,20000</text:p>
          </table:table-cell>
          <table:table-cell table:number-columns-repeated="4"/>
          <table:table-cell table:formula="of:=[.I223]*[.N223]" office:value-type="float" office:value="24" calcext:value-type="float">
            <text:p>24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7000" calcext:value-type="float">
            <text:p>7 0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30" table:formula="of:=[.K224]+([.L224]/20)+([.M224]/240)" office:value-type="float" office:value="0.8" calcext:value-type="float">
            <text:p>0,80000</text:p>
          </table:table-cell>
          <table:table-cell table:number-columns-repeated="4"/>
          <table:table-cell table:formula="of:=[.I224]*[.N224]" office:value-type="float" office:value="5600" calcext:value-type="float">
            <text:p>5 6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225]+([.L225]/20)+([.M225]/240)" office:value-type="float" office:value="25" calcext:value-type="float">
            <text:p>25,00000</text:p>
          </table:table-cell>
          <table:table-cell table:number-columns-repeated="4"/>
          <table:table-cell table:formula="of:=[.I225]*[.N225]" office:value-type="float" office:value="550" calcext:value-type="float">
            <text:p>55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20215" calcext:value-type="float">
            <text:p>20 215</text:p>
          </table:table-cell>
          <table:table-cell office:value-type="string" calcext:value-type="string">
            <text:p>boisseaux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30" table:formula="of:=[.K226]+([.L226]/20)+([.M226]/240)" office:value-type="float" office:value="80" calcext:value-type="float">
            <text:p>80,00000</text:p>
          </table:table-cell>
          <table:table-cell table:number-columns-repeated="4"/>
          <table:table-cell table:formula="of:=[.I226]*[.N226]" office:value-type="float" office:value="1617200" calcext:value-type="float">
            <text:p>1 617 2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bled de seig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isseaux</text:p>
          </table:table-cell>
          <table:table-cell table:number-columns-repeated="3"/>
          <table:table-cell table:style-name="ce30" table:formula="of:=[.K227]+([.L227]/20)+([.M227]/240)" office:value-type="float" office:value="0" calcext:value-type="float">
            <text:p>0,00000</text:p>
          </table:table-cell>
          <table:table-cell table:number-columns-repeated="4"/>
          <table:table-cell table:formula="of:=[.I227]*[.N227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bled de seigl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etz</text:p>
          </table:table-cell>
          <table:table-cell table:number-columns-repeated="3"/>
          <table:table-cell table:style-name="ce30" table:formula="of:=[.K228]+([.L228]/20)+([.M228]/240)" office:value-type="float" office:value="0" calcext:value-type="float">
            <text:p>0,00000</text:p>
          </table:table-cell>
          <table:table-cell table:number-columns-repeated="4"/>
          <table:table-cell table:formula="of:=[.I228]*[.N228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is de constructio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30" table:formula="of:=[.K229]+([.L229]/20)+([.M229]/240)" office:value-type="float" office:value="0" calcext:value-type="float">
            <text:p>0,00000</text:p>
          </table:table-cell>
          <table:table-cell table:number-columns-repeated="4"/>
          <table:table-cell table:formula="of:=[.I229]*[.N229]" office:value-type="float" office:value="0" calcext:value-type="float">
            <text:p>0,0000</text:p>
          </table:table-cell>
          <table:table-cell/>
          <table:table-cell office:value-type="string" calcext:value-type="string">
            <text:p>À 30 sous le pied cub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rdage de chen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307" calcext:value-type="float">
            <text:p>1 307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30" table:formula="of:=[.K230]+([.L230]/20)+([.M230]/240)" office:value-type="float" office:value="12" calcext:value-type="float">
            <text:p>12,00000</text:p>
          </table:table-cell>
          <table:table-cell table:number-columns-repeated="4"/>
          <table:table-cell table:formula="of:=[.I230]*[.N230]" office:value-type="float" office:value="15684" calcext:value-type="float">
            <text:p>15 684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urdill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800" calcext:value-type="float">
            <text:p>1 8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30" table:formula="of:=[.K231]+([.L231]/20)+([.M231]/240)" office:value-type="float" office:value="1.6" calcext:value-type="float">
            <text:p>1,60000</text:p>
          </table:table-cell>
          <table:table-cell table:number-columns-repeated="4"/>
          <table:table-cell table:formula="of:=[.I231]*[.N231]" office:value-type="float" office:value="2880" calcext:value-type="float">
            <text:p>2 8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vre jaune en planch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6000" calcext:value-type="float">
            <text:p>16 0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0" table:formula="of:=[.K232]+([.L232]/20)+([.M232]/240)" office:value-type="float" office:value="1.5" calcext:value-type="float">
            <text:p>1,50000</text:p>
          </table:table-cell>
          <table:table-cell table:number-columns-repeated="4"/>
          <table:table-cell table:formula="of:=[.I232]*[.N232]" office:value-type="float" office:value="24000" calcext:value-type="float">
            <text:p>24 0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vre rouge en planch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9402" calcext:value-type="float">
            <text:p>9 402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30" table:formula="of:=[.K233]+([.L233]/20)+([.M233]/240)" office:value-type="float" office:value="1.75" calcext:value-type="float">
            <text:p>1,75000</text:p>
          </table:table-cell>
          <table:table-cell table:number-columns-repeated="4"/>
          <table:table-cell table:formula="of:=[.I233]*[.N233]" office:value-type="float" office:value="16453.5" calcext:value-type="float">
            <text:p>16 453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??? de boutard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30" table:formula="of:=[.K234]+([.L234]/20)+([.M234]/240)" office:value-type="float" office:value="0.6" calcext:value-type="float">
            <text:p>0,60000</text:p>
          </table:table-cell>
          <table:table-cell table:number-columns-repeated="4"/>
          <table:table-cell table:formula="of:=[.I234]*[.N234]" office:value-type="float" office:value="245.4" calcext:value-type="float">
            <text:p>245,40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0" table:formula="of:=[.K235]+([.L235]/20)+([.M235]/240)" office:value-type="float" office:value="1" calcext:value-type="float">
            <text:p>1,00000</text:p>
          </table:table-cell>
          <table:table-cell table:number-columns-repeated="4"/>
          <table:table-cell table:formula="of:=[.I235]*[.N235]" office:value-type="float" office:value="39" calcext:value-type="float">
            <text:p>39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30" table:formula="of:=[.K236]+([.L236]/20)+([.M236]/240)" office:value-type="float" office:value="90" calcext:value-type="float">
            <text:p>90,00000</text:p>
          </table:table-cell>
          <table:table-cell table:number-columns-repeated="4"/>
          <table:table-cell table:formula="of:=[.I236]*[.N236]" office:value-type="float" office:value="1260" calcext:value-type="float">
            <text:p>1 2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er noir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il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30" table:formula="of:=[.K237]+([.L237]/20)+([.M237]/240)" office:value-type="float" office:value="55" calcext:value-type="float">
            <text:p>55,00000</text:p>
          </table:table-cell>
          <table:table-cell table:number-columns-repeated="4"/>
          <table:table-cell table:formula="of:=[.I237]*[.N237]" office:value-type="float" office:value="495" calcext:value-type="float">
            <text:p>49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aules de sap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30" table:formula="of:=[.K238]+([.L238]/20)+([.M238]/240)" office:value-type="float" office:value="15" calcext:value-type="float">
            <text:p>15,00000</text:p>
          </table:table-cell>
          <table:table-cell table:number-columns-repeated="4"/>
          <table:table-cell table:formula="of:=[.I238]*[.N238]" office:value-type="float" office:value="480" calcext:value-type="float">
            <text:p>4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raines de l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30" table:formula="of:=[.K239]+([.L239]/20)+([.M239]/240)" office:value-type="float" office:value="6" calcext:value-type="float">
            <text:p>6,00000</text:p>
          </table:table-cell>
          <table:table-cell table:number-columns-repeated="4"/>
          <table:table-cell table:formula="of:=[.I239]*[.N239]" office:value-type="float" office:value="4542" calcext:value-type="float">
            <text:p>4 54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mairrains à barriques douell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1640" calcext:value-type="float">
            <text:p>11 640</text:p>
          </table:table-cell>
          <table:table-cell office:value-type="string" calcext:value-type="string">
            <text:p>en nombre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30" table:formula="of:=[.K240]+([.L240]/20)+([.M240]/240)" office:value-type="float" office:value="0.2" calcext:value-type="float">
            <text:p>0,20000</text:p>
          </table:table-cell>
          <table:table-cell table:number-columns-repeated="4"/>
          <table:table-cell table:formula="of:=[.I240]*[.N240]" office:value-type="float" office:value="2328" calcext:value-type="float">
            <text:p>2 328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mairrains pipage douell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93932" calcext:value-type="float">
            <text:p>193 932</text:p>
          </table:table-cell>
          <table:table-cell office:value-type="string" calcext:value-type="string">
            <text:p>en nombre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30" table:formula="of:=[.K241]+([.L241]/20)+([.M241]/240)" office:value-type="float" office:value="0.3" calcext:value-type="float">
            <text:p>0,30000</text:p>
          </table:table-cell>
          <table:table-cell table:number-columns-repeated="4"/>
          <table:table-cell table:formula="of:=[.I241]*[.N241]" office:value-type="float" office:value="58179.6" calcext:value-type="float">
            <text:p>58 179,6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0" table:formula="of:=[.K242]+([.L242]/20)+([.M242]/240)" office:value-type="float" office:value="0.5" calcext:value-type="float">
            <text:p>0,50000</text:p>
          </table:table-cell>
          <table:table-cell table:number-columns-repeated="4"/>
          <table:table-cell table:formula="of:=[.I242]*[.N242]" office:value-type="float" office:value="195" calcext:value-type="float">
            <text:p>19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anches de chesne bout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30" table:formula="of:=[.K243]+([.L243]/20)+([.M243]/240)" office:value-type="float" office:value="2" calcext:value-type="float">
            <text:p>2,00000</text:p>
          </table:table-cell>
          <table:table-cell table:number-columns-repeated="4"/>
          <table:table-cell table:formula="of:=[.I243]*[.N243]" office:value-type="float" office:value="200" calcext:value-type="float">
            <text:p>2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7298" calcext:value-type="float">
            <text:p>17 298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30" table:formula="of:=[.K244]+([.L244]/20)+([.M244]/240)" office:value-type="float" office:value="2.5" calcext:value-type="float">
            <text:p>2,50000</text:p>
          </table:table-cell>
          <table:table-cell table:number-columns-repeated="4"/>
          <table:table-cell table:formula="of:=[.I244]*[.N244]" office:value-type="float" office:value="43245" calcext:value-type="float">
            <text:p>43 24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0" table:formula="of:=[.K245]+([.L245]/20)+([.M245]/240)" office:value-type="float" office:value="1" calcext:value-type="float">
            <text:p>1,00000</text:p>
          </table:table-cell>
          <table:table-cell table:number-columns-repeated="4"/>
          <table:table-cell table:formula="of:=[.I245]*[.N245]" office:value-type="float" office:value="896" calcext:value-type="float">
            <text:p>89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outr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30" table:formula="of:=[.K246]+([.L246]/20)+([.M246]/240)" office:value-type="float" office:value="0" calcext:value-type="float">
            <text:p>0,00000</text:p>
          </table:table-cell>
          <table:table-cell table:number-columns-repeated="4"/>
          <table:table-cell table:formula="of:=[.I246]*[.N246]" office:value-type="float" office:value="0" calcext:value-type="float">
            <text:p>0,0000</text:p>
          </table:table-cell>
          <table:table-cell/>
          <table:table-cell office:value-type="string" calcext:value-type="string">
            <text:p>"à 40 S le pied cube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outreaux de sapin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331" calcext:value-type="float">
            <text:p>1 331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30" table:formula="of:=[.K247]+([.L247]/20)+([.M247]/240)" office:value-type="float" office:value="2" calcext:value-type="float">
            <text:p>2,00000</text:p>
          </table:table-cell>
          <table:table-cell table:number-columns-repeated="4"/>
          <table:table-cell table:formula="of:=[.I247]*[.N247]" office:value-type="float" office:value="2662" calcext:value-type="float">
            <text:p>2 66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récint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1476" calcext:value-type="float">
            <text:p>1 476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0" table:formula="of:=[.K248]+([.L248]/20)+([.M248]/240)" office:value-type="float" office:value="1" calcext:value-type="float">
            <text:p>1,00000</text:p>
          </table:table-cell>
          <table:table-cell table:number-columns-repeated="4"/>
          <table:table-cell table:formula="of:=[.I248]*[.N248]" office:value-type="float" office:value="1476" calcext:value-type="float">
            <text:p>1 47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30" table:formula="of:=[.K249]+([.L249]/20)+([.M249]/240)" office:value-type="float" office:value="20" calcext:value-type="float">
            <text:p>20,00000</text:p>
          </table:table-cell>
          <table:table-cell table:number-columns-repeated="4"/>
          <table:table-cell table:formula="of:=[.I249]*[.N249]" office:value-type="float" office:value="140" calcext:value-type="float">
            <text:p>14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erres à vitres</text:p>
          </table:table-cell>
          <table:table-cell table:style-name="ce2" office:value-type="string" calcext:value-type="string">
            <text:p>Rennes</text:p>
          </table:table-cell>
          <table:table-cell table:style-name="ce16" office:value-type="string" calcext:value-type="string">
            <text:p>du Nor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30" table:formula="of:=[.K250]+([.L250]/20)+([.M250]/240)" office:value-type="float" office:value="0" calcext:value-type="float">
            <text:p>0,00000</text:p>
          </table:table-cell>
          <table:table-cell table:number-columns-repeated="4"/>
          <table:table-cell table:formula="of:=[.I250]*[.N250]" office:value-type="float" office:value="0" calcext:value-type="float">
            <text:p>0,0000</text:p>
          </table:table-cell>
          <table:table-cell/>
          <table:table-cell office:value-type="string" calcext:value-type="string">
            <text:p>"60 lt le panier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iss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30" table:formula="of:=[.K251]+([.L251]/20)+([.M251]/240)" office:value-type="float" office:value="12" calcext:value-type="float">
            <text:p>12,00000</text:p>
          </table:table-cell>
          <table:table-cell table:number-columns-repeated="4"/>
          <table:table-cell table:formula="of:=[.I251]*[.N251]" office:value-type="float" office:value="132" calcext:value-type="float">
            <text:p>132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rs secs en poil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n nombre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30" table:formula="of:=[.K252]+([.L252]/20)+([.M252]/240)" office:value-type="float" office:value="21" calcext:value-type="float">
            <text:p>21,00000</text:p>
          </table:table-cell>
          <table:table-cell table:number-columns-repeated="4"/>
          <table:table-cell table:formula="of:=[.I252]*[.N252]" office:value-type="float" office:value="7980" calcext:value-type="float">
            <text:p>7 9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2987" calcext:value-type="float">
            <text:p>2 987</text:p>
          </table:table-cell>
          <table:table-cell office:value-type="string" calcext:value-type="string">
            <text:p>caba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30" table:formula="of:=[.K253]+([.L253]/20)+([.M253]/240)" office:value-type="float" office:value="40" calcext:value-type="float">
            <text:p>40,00000</text:p>
          </table:table-cell>
          <table:table-cell table:number-columns-repeated="4"/>
          <table:table-cell table:formula="of:=[.I253]*[.N253]" office:value-type="float" office:value="119480" calcext:value-type="float">
            <text:p>119 4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30" table:formula="of:=[.K254]+([.L254]/20)+([.M254]/240)" office:value-type="float" office:value="0.7" calcext:value-type="float">
            <text:p>0,70000</text:p>
          </table:table-cell>
          <table:table-cell table:number-columns-repeated="4"/>
          <table:table-cell table:formula="of:=[.I254]*[.N254]" office:value-type="float" office:value="130.2" calcext:value-type="float">
            <text:p>130,2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30" table:formula="of:=[.K255]+([.L255]/20)+([.M255]/240)" office:value-type="float" office:value="20" calcext:value-type="float">
            <text:p>20,00000</text:p>
          </table:table-cell>
          <table:table-cell table:number-columns-repeated="4"/>
          <table:table-cell table:formula="of:=[.I255]*[.N255]" office:value-type="float" office:value="6120" calcext:value-type="float">
            <text:p>6 12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nnier</text:p>
          </table:table-cell>
          <table:table-cell table:number-columns-repeated="3"/>
          <table:table-cell table:style-name="ce30" table:formula="of:=[.K256]+([.L256]/20)+([.M256]/240)" office:value-type="float" office:value="0" calcext:value-type="float">
            <text:p>0,00000</text:p>
          </table:table-cell>
          <table:table-cell table:number-columns-repeated="4"/>
          <table:table-cell table:formula="of:=[.I256]*[.N256]" office:value-type="float" office:value="0" calcext:value-type="float">
            <text:p>0,0000</text:p>
          </table:table-cell>
          <table:table-cell/>
          <table:table-cell office:value-type="string" calcext:value-type="string">
            <text:p>on n'en sait pas la contenanc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 nombre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30" table:formula="of:=[.K257]+([.L257]/20)+([.M257]/240)" office:value-type="float" office:value="0.1" calcext:value-type="float">
            <text:p>0,10000</text:p>
          </table:table-cell>
          <table:table-cell table:number-columns-repeated="4"/>
          <table:table-cell table:formula="of:=[.I257]*[.N257]" office:value-type="float" office:value="80" calcext:value-type="float">
            <text:p>8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eaux de bouc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aux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30" table:formula="of:=[.K258]+([.L258]/20)+([.M258]/240)" office:value-type="float" office:value="4" calcext:value-type="float">
            <text:p>4,00000</text:p>
          </table:table-cell>
          <table:table-cell table:number-columns-repeated="4"/>
          <table:table-cell table:formula="of:=[.I258]*[.N258]" office:value-type="float" office:value="100" calcext:value-type="float">
            <text:p>1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raisin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ba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30" table:formula="of:=[.K259]+([.L259]/20)+([.M259]/240)" office:value-type="float" office:value="0.3" calcext:value-type="float">
            <text:p>0,30000</text:p>
          </table:table-cell>
          <table:table-cell table:number-columns-repeated="4"/>
          <table:table-cell table:formula="of:=[.I259]*[.N259]" office:value-type="float" office:value="9" calcext:value-type="float">
            <text:p>9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sucre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Portug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0" table:formula="of:=[.K260]+([.L260]/20)+([.M260]/240)" office:value-type="float" office:value="0.4" calcext:value-type="float">
            <text:p>0,40000</text:p>
          </table:table-cell>
          <table:table-cell table:number-columns-repeated="4"/>
          <table:table-cell table:formula="of:=[.I260]*[.N260]" office:value-type="float" office:value="10" calcext:value-type="float">
            <text:p>1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ois de sapin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30" table:formula="of:=[.K261]+([.L261]/20)+([.M261]/240)" office:value-type="float" office:value="0" calcext:value-type="float">
            <text:p>0,00000</text:p>
          </table:table-cell>
          <table:table-cell table:number-columns-repeated="4"/>
          <table:table-cell table:formula="of:=[.I261]*[.N261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affe, baton de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30" table:formula="of:=[.K262]+([.L262]/20)+([.M262]/240)" office:value-type="float" office:value="0" calcext:value-type="float">
            <text:p>0,00000</text:p>
          </table:table-cell>
          <table:table-cell table:number-columns-repeated="4"/>
          <table:table-cell table:formula="of:=[.I262]*[.N262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30" table:formula="of:=[.K263]+([.L263]/20)+([.M263]/240)" office:value-type="float" office:value="0" calcext:value-type="float">
            <text:p>0,00000</text:p>
          </table:table-cell>
          <table:table-cell table:number-columns-repeated="4"/>
          <table:table-cell table:formula="of:=[.I263]*[.N263]" office:value-type="float" office:value="0" calcext:value-type="float">
            <text:p>0,00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8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11121000" calcext:value-type="float">
            <text:p>11 121 0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0" table:formula="of:=[.K264]+([.L264]/20)+([.M264]/240)" office:value-type="float" office:value="0.2" calcext:value-type="float">
            <text:p>0,20000</text:p>
          </table:table-cell>
          <table:table-cell table:number-columns-repeated="4"/>
          <table:table-cell table:formula="of:=[.I264]*[.N264]" office:value-type="float" office:value="2224200" calcext:value-type="float">
            <text:p>2 224 2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8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30" table:formula="of:=[.K265]+([.L265]/20)+([.M265]/240)" office:value-type="float" office:value="1" calcext:value-type="float">
            <text:p>1,00000</text:p>
          </table:table-cell>
          <table:table-cell table:number-columns-repeated="4"/>
          <table:table-cell table:formula="of:=[.I265]*[.N265]" office:value-type="float" office:value="349" calcext:value-type="float">
            <text:p>349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9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32000" calcext:value-type="float">
            <text:p>32 0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number-columns-repeated="2"/>
          <table:table-cell table:style-name="ce30" table:formula="of:=[.K266]+([.L266]/20)+([.M266]/240)" office:value-type="float" office:value="0.13" calcext:value-type="float">
            <text:p>0,13000</text:p>
          </table:table-cell>
          <table:table-cell table:number-columns-repeated="4"/>
          <table:table-cell table:formula="of:=[.I266]*[.N266]" office:value-type="float" office:value="4160" calcext:value-type="float">
            <text:p>4 16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9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mats de navir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30" table:formula="of:=[.K267]+([.L267]/20)+([.M267]/240)" office:value-type="float" office:value="100" calcext:value-type="float">
            <text:p>100,00000</text:p>
          </table:table-cell>
          <table:table-cell table:number-columns-repeated="4"/>
          <table:table-cell table:formula="of:=[.I267]*[.N267]" office:value-type="float" office:value="27600" calcext:value-type="float">
            <text:p>27 6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20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natt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30" table:formula="of:=[.K268]+([.L268]/20)+([.M268]/240)" office:value-type="float" office:value="0" calcext:value-type="float">
            <text:p>0,00000</text:p>
          </table:table-cell>
          <table:table-cell table:number-columns-repeated="4"/>
          <table:table-cell table:formula="of:=[.I268]*[.N268]" office:value-type="float" office:value="0" calcext:value-type="float">
            <text:p>0,0000</text:p>
          </table:table-cell>
          <table:table-cell/>
          <table:table-cell office:value-type="string" calcext:value-type="string">
            <text:p>À 40 sous le paque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20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anches de sapin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16103" calcext:value-type="float">
            <text:p>16 10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30" table:formula="of:=[.K269]+([.L269]/20)+([.M269]/240)" office:value-type="float" office:value="1.5" calcext:value-type="float">
            <text:p>1,50000</text:p>
          </table:table-cell>
          <table:table-cell table:number-columns-repeated="4"/>
          <table:table-cell table:formula="of:=[.I269]*[.N269]" office:value-type="float" office:value="24154.5" calcext:value-type="float">
            <text:p>24 154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21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30" table:formula="of:=[.K270]+([.L270]/20)+([.M270]/240)" office:value-type="float" office:value="2" calcext:value-type="float">
            <text:p>2,00000</text:p>
          </table:table-cell>
          <table:table-cell table:number-columns-repeated="4"/>
          <table:table-cell table:formula="of:=[.I270]*[.N270]" office:value-type="float" office:value="516" calcext:value-type="float">
            <text:p>516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21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vergu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Russ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30" table:formula="of:=[.K271]+([.L271]/20)+([.M271]/240)" office:value-type="float" office:value="30" calcext:value-type="float">
            <text:p>30,00000</text:p>
          </table:table-cell>
          <table:table-cell table:number-columns-repeated="4"/>
          <table:table-cell table:formula="of:=[.I271]*[.N271]" office:value-type="float" office:value="270" calcext:value-type="float">
            <text:p>27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22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1610" calcext:value-type="float">
            <text:p>1 61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0" table:formula="of:=[.K272]+([.L272]/20)+([.M272]/240)" office:value-type="float" office:value="0.25" calcext:value-type="float">
            <text:p>0,25000</text:p>
          </table:table-cell>
          <table:table-cell table:number-columns-repeated="4"/>
          <table:table-cell table:formula="of:=[.I272]*[.N272]" office:value-type="float" office:value="402.5" calcext:value-type="float">
            <text:p>402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22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13600" calcext:value-type="float">
            <text:p>13 6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0" table:formula="of:=[.K273]+([.L273]/20)+([.M273]/240)" office:value-type="float" office:value="0.25" calcext:value-type="float">
            <text:p>0,25000</text:p>
          </table:table-cell>
          <table:table-cell table:number-columns-repeated="4"/>
          <table:table-cell table:formula="of:=[.I273]*[.N273]" office:value-type="float" office:value="3400" calcext:value-type="float">
            <text:p>3 4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23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30" table:formula="of:=[.K274]+([.L274]/20)+([.M274]/240)" office:value-type="float" office:value="23" calcext:value-type="float">
            <text:p>23,00000</text:p>
          </table:table-cell>
          <table:table-cell table:number-columns-repeated="4"/>
          <table:table-cell table:formula="of:=[.I274]*[.N274]" office:value-type="float" office:value="8970" calcext:value-type="float">
            <text:p>8 97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anons de fer de 12 livres de balle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style-name="ce30" table:formula="of:=[.K275]+([.L275]/20)+([.M275]/240)" office:value-type="float" office:value="0" calcext:value-type="float">
            <text:p>0,00000</text:p>
          </table:table-cell>
          <table:table-cell table:number-columns-repeated="4"/>
          <table:table-cell table:formula="of:=[.I275]*[.N275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anons de fer de 6 livres de balle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ce30" table:formula="of:=[.K276]+([.L276]/20)+([.M276]/240)" office:value-type="float" office:value="0" calcext:value-type="float">
            <text:p>0,00000</text:p>
          </table:table-cell>
          <table:table-cell table:number-columns-repeated="4"/>
          <table:table-cell table:formula="of:=[.I276]*[.N276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4350" calcext:value-type="float">
            <text:p>4 35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0" table:formula="of:=[.K277]+([.L277]/20)+([.M277]/240)" office:value-type="float" office:value="0.25" calcext:value-type="float">
            <text:p>0,25000</text:p>
          </table:table-cell>
          <table:table-cell table:number-columns-repeated="4"/>
          <table:table-cell table:formula="of:=[.I277]*[.N277]" office:value-type="float" office:value="1087.5" calcext:value-type="float">
            <text:p>1 087,5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cuivre jaune monnoye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30" table:formula="of:=[.K278]+([.L278]/20)+([.M278]/240)" office:value-type="float" office:value="0" calcext:value-type="float">
            <text:p>0,00000</text:p>
          </table:table-cell>
          <table:table-cell table:number-columns-repeated="4"/>
          <table:table-cell table:formula="of:=[.I278]*[.N278]" office:value-type="float" office:value="0" calcext:value-type="float">
            <text:p>0,0000</text:p>
          </table:table-cell>
          <table:table-cell/>
          <table:table-cell office:value-type="string" calcext:value-type="string">
            <text:p>"30 S la livre" combien de livre dans une caisse ?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cuivre en rozett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30" table:formula="of:=[.K279]+([.L279]/20)+([.M279]/240)" office:value-type="float" office:value="0" calcext:value-type="float">
            <text:p>0,00000</text:p>
          </table:table-cell>
          <table:table-cell table:number-columns-repeated="4"/>
          <table:table-cell table:formula="of:=[.I279]*[.N279]" office:value-type="float" office:value="0" calcext:value-type="float">
            <text:p>0,0000</text:p>
          </table:table-cell>
          <table:table-cell/>
          <table:table-cell office:value-type="string" calcext:value-type="string">
            <text:p>"30 S la livre" combien de livre dans une caisse ?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260000" calcext:value-type="float">
            <text:p>260 0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number-columns-repeated="2"/>
          <table:table-cell table:style-name="ce30" table:formula="of:=[.K280]+([.L280]/20)+([.M280]/240)" office:value-type="float" office:value="0.13" calcext:value-type="float">
            <text:p>0,13000</text:p>
          </table:table-cell>
          <table:table-cell table:number-columns-repeated="4"/>
          <table:table-cell table:formula="of:=[.I280]*[.N280]" office:value-type="float" office:value="33800" calcext:value-type="float">
            <text:p>33 8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fer en plaque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2700" calcext:value-type="float">
            <text:p>2 7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30" table:formula="of:=[.K281]+([.L281]/20)+([.M281]/240)" office:value-type="float" office:value="0.15" calcext:value-type="float">
            <text:p>0,15000</text:p>
          </table:table-cell>
          <table:table-cell table:number-columns-repeated="4"/>
          <table:table-cell table:formula="of:=[.I281]*[.N281]" office:value-type="float" office:value="405" calcext:value-type="float">
            <text:p>40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2043" calcext:value-type="float">
            <text:p>2 043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30" table:formula="of:=[.K282]+([.L282]/20)+([.M282]/240)" office:value-type="float" office:value="25" calcext:value-type="float">
            <text:p>25,00000</text:p>
          </table:table-cell>
          <table:table-cell table:number-columns-repeated="4"/>
          <table:table-cell table:formula="of:=[.I282]*[.N282]" office:value-type="float" office:value="51075" calcext:value-type="float">
            <text:p>51 07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mats de navir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1100" calcext:value-type="float">
            <text:p>1 1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30" table:formula="of:=[.K283]+([.L283]/20)+([.M283]/240)" office:value-type="float" office:value="0" calcext:value-type="float">
            <text:p>0,00000</text:p>
          </table:table-cell>
          <table:table-cell table:number-columns-repeated="4"/>
          <table:table-cell table:formula="of:=[.I283]*[.N283]" office:value-type="float" office:value="0" calcext:value-type="float">
            <text:p>0,0000</text:p>
          </table:table-cell>
          <table:table-cell/>
          <table:table-cell office:value-type="string" calcext:value-type="string">
            <text:p>"Il y en a de tous prix relativement aux grosseurs et largeurs"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 la Suède</text:p>
          </table:table-cell>
          <table:table-cell office:value-type="float" office:value="25468" calcext:value-type="float">
            <text:p>25 468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0" table:formula="of:=[.K284]+([.L284]/20)+([.M284]/240)" office:value-type="float" office:value="1" calcext:value-type="float">
            <text:p>1,00000</text:p>
          </table:table-cell>
          <table:table-cell table:number-columns-repeated="4"/>
          <table:table-cell table:formula="of:=[.I284]*[.N284]" office:value-type="float" office:value="25468" calcext:value-type="float">
            <text:p>25 468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huille de poisson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s Isles fraçaises de l'Amerique</text:p>
          </table:table-cell>
          <table:table-cell office:value-type="float" office:value="1887" calcext:value-type="float">
            <text:p>1 887</text:p>
          </table:table-cell>
          <table:table-cell office:value-type="string" calcext:value-type="string">
            <text:p>barriqu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30" table:formula="of:=[.K285]+([.L285]/20)+([.M285]/240)" office:value-type="float" office:value="200" calcext:value-type="float">
            <text:p>200,00000</text:p>
          </table:table-cell>
          <table:table-cell table:number-columns-repeated="4"/>
          <table:table-cell table:formula="of:=[.I285]*[.N285]" office:value-type="float" office:value="377400" calcext:value-type="float">
            <text:p>377 4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morues seich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s Isles fraçaises de l'Amerique</text:p>
          </table:table-cell>
          <table:table-cell office:value-type="float" office:value="2295000" calcext:value-type="float">
            <text:p>2 295 0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30" table:formula="of:=[.K286]+([.L286]/20)+([.M286]/240)" office:value-type="float" office:value="0.3" calcext:value-type="float">
            <text:p>0,30000</text:p>
          </table:table-cell>
          <table:table-cell table:number-columns-repeated="4"/>
          <table:table-cell table:formula="of:=[.I286]*[.N286]" office:value-type="float" office:value="688500" calcext:value-type="float">
            <text:p>688 500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752" calcext:value-type="float">
            <text:p>1752</text:p>
          </table:table-cell>
          <table:table-cell office:value-type="string" calcext:value-type="string">
            <text:p>morues vertes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s Isles fraçaises de l'Amerique</text:p>
          </table:table-cell>
          <table:table-cell office:value-type="float" office:value="4950" calcext:value-type="float">
            <text:p>4 95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30" table:formula="of:=[.K287]+([.L287]/20)+([.M287]/240)" office:value-type="float" office:value="2.5" calcext:value-type="float">
            <text:p>2,50000</text:p>
          </table:table-cell>
          <table:table-cell table:number-columns-repeated="4"/>
          <table:table-cell table:formula="of:=[.I287]*[.N287]" office:value-type="float" office:value="12375" calcext:value-type="float">
            <text:p>12 375,00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752" calcext:value-type="float">
            <text:p>1752</text:p>
          </table:table-cell>
          <table:table-cell table:style-name="ce11" office:value-type="string" calcext:value-type="string">
            <text:p>Pelleterie</text:p>
          </table:table-cell>
          <table:table-cell table:style-name="ce2" office:value-type="string" calcext:value-type="string">
            <text:p>Rennes</text:p>
          </table:table-cell>
          <table:table-cell office:value-type="string" calcext:value-type="string">
            <text:p>des Isles fraçaises de l'Ame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ur de</text:p>
          </table:table-cell>
          <table:table-cell table:style-name="ce26" office:value-type="float" office:value="4000" calcext:value-type="float">
            <text:p>4000,000</text:p>
          </table:table-cell>
          <table:table-cell table:number-columns-repeated="2"/>
          <table:table-cell table:style-name="ce30" table:formula="of:=[.K288]+([.L288]/20)+([.M288]/240)" office:value-type="float" office:value="4000" calcext:value-type="float">
            <text:p>4000,00000</text:p>
          </table:table-cell>
          <table:table-cell table:style-name="ce35" office:value-type="float" office:value="4000" calcext:value-type="float">
            <text:p>4000</text:p>
          </table:table-cell>
          <table:table-cell table:number-columns-repeated="3"/>
          <table:table-cell table:formula="of:=[.I288]*[.N288]" office:value-type="float" office:value="4000" calcext:value-type="float">
            <text:p>4 000,0000</text:p>
          </table:table-cell>
          <table:table-cell/>
          <table:table-cell office:value-type="string" calcext:value-type="string">
            <text:p>Nom de marchandise incertain. "valeur de 1000 livres cy"</text:p>
          </table:table-cell>
          <table:table-cell table:number-columns-repeated="1003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89]+([.L289]/20)+([.M289]/240)" office:value-type="float" office:value="0" calcext:value-type="float">
            <text:p>0,00000</text:p>
          </table:table-cell>
          <table:table-cell table:number-columns-repeated="4"/>
          <table:table-cell table:formula="of:=[.I289]*[.N289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0]+([.L290]/20)+([.M290]/240)" office:value-type="float" office:value="0" calcext:value-type="float">
            <text:p>0,00000</text:p>
          </table:table-cell>
          <table:table-cell table:number-columns-repeated="4"/>
          <table:table-cell table:formula="of:=[.I290]*[.N290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1]+([.L291]/20)+([.M291]/240)" office:value-type="float" office:value="0" calcext:value-type="float">
            <text:p>0,00000</text:p>
          </table:table-cell>
          <table:table-cell table:number-columns-repeated="4"/>
          <table:table-cell table:formula="of:=[.I291]*[.N291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2]+([.L292]/20)+([.M292]/240)" office:value-type="float" office:value="0" calcext:value-type="float">
            <text:p>0,00000</text:p>
          </table:table-cell>
          <table:table-cell table:number-columns-repeated="4"/>
          <table:table-cell table:formula="of:=[.I292]*[.N292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3]+([.L293]/20)+([.M293]/240)" office:value-type="float" office:value="0" calcext:value-type="float">
            <text:p>0,00000</text:p>
          </table:table-cell>
          <table:table-cell table:number-columns-repeated="4"/>
          <table:table-cell table:formula="of:=[.I293]*[.N293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4]+([.L294]/20)+([.M294]/240)" office:value-type="float" office:value="0" calcext:value-type="float">
            <text:p>0,00000</text:p>
          </table:table-cell>
          <table:table-cell table:number-columns-repeated="4"/>
          <table:table-cell table:formula="of:=[.I294]*[.N294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5]+([.L295]/20)+([.M295]/240)" office:value-type="float" office:value="0" calcext:value-type="float">
            <text:p>0,00000</text:p>
          </table:table-cell>
          <table:table-cell table:number-columns-repeated="4"/>
          <table:table-cell table:formula="of:=[.I295]*[.N295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6]+([.L296]/20)+([.M296]/240)" office:value-type="float" office:value="0" calcext:value-type="float">
            <text:p>0,00000</text:p>
          </table:table-cell>
          <table:table-cell table:number-columns-repeated="4"/>
          <table:table-cell table:formula="of:=[.I296]*[.N296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7]+([.L297]/20)+([.M297]/240)" office:value-type="float" office:value="0" calcext:value-type="float">
            <text:p>0,00000</text:p>
          </table:table-cell>
          <table:table-cell table:number-columns-repeated="4"/>
          <table:table-cell table:formula="of:=[.I297]*[.N297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8]+([.L298]/20)+([.M298]/240)" office:value-type="float" office:value="0" calcext:value-type="float">
            <text:p>0,00000</text:p>
          </table:table-cell>
          <table:table-cell table:number-columns-repeated="4"/>
          <table:table-cell table:formula="of:=[.I298]*[.N298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299]+([.L299]/20)+([.M299]/240)" office:value-type="float" office:value="0" calcext:value-type="float">
            <text:p>0,00000</text:p>
          </table:table-cell>
          <table:table-cell table:number-columns-repeated="4"/>
          <table:table-cell table:formula="of:=[.I299]*[.N299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0]+([.L300]/20)+([.M300]/240)" office:value-type="float" office:value="0" calcext:value-type="float">
            <text:p>0,00000</text:p>
          </table:table-cell>
          <table:table-cell table:number-columns-repeated="4"/>
          <table:table-cell table:formula="of:=[.I300]*[.N300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1]+([.L301]/20)+([.M301]/240)" office:value-type="float" office:value="0" calcext:value-type="float">
            <text:p>0,00000</text:p>
          </table:table-cell>
          <table:table-cell table:number-columns-repeated="4"/>
          <table:table-cell table:formula="of:=[.I301]*[.N301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2]+([.L302]/20)+([.M302]/240)" office:value-type="float" office:value="0" calcext:value-type="float">
            <text:p>0,00000</text:p>
          </table:table-cell>
          <table:table-cell table:number-columns-repeated="4"/>
          <table:table-cell table:formula="of:=[.I302]*[.N302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3]+([.L303]/20)+([.M303]/240)" office:value-type="float" office:value="0" calcext:value-type="float">
            <text:p>0,00000</text:p>
          </table:table-cell>
          <table:table-cell table:number-columns-repeated="4"/>
          <table:table-cell table:formula="of:=[.I303]*[.N303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4]+([.L304]/20)+([.M304]/240)" office:value-type="float" office:value="0" calcext:value-type="float">
            <text:p>0,00000</text:p>
          </table:table-cell>
          <table:table-cell table:number-columns-repeated="4"/>
          <table:table-cell table:formula="of:=[.I304]*[.N304]" office:value-type="float" office:value="0" calcext:value-type="float">
            <text:p>0,0000</text:p>
          </table:table-cell>
          <table:table-cell table:number-columns-repeated="1005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5]+([.L305]/20)+([.M305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6]+([.L306]/20)+([.M306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7]+([.L307]/20)+([.M307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8]+([.L308]/20)+([.M308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09]+([.L309]/20)+([.M309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10]+([.L310]/20)+([.M310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11]+([.L311]/20)+([.M311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12]+([.L312]/20)+([.M312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13]+([.L313]/20)+([.M313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14]+([.L314]/20)+([.M314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15]+([.L315]/20)+([.M315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 table:formula="of:=[.K316]+([.L316]/20)+([.M316]/24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 table:number-rows-repeated="63">
          <table:table-cell table:style-name="ce2" table:number-columns-repeated="3"/>
          <table:table-cell/>
          <table:table-cell table:style-name="ce7"/>
          <table:table-cell/>
          <table:table-cell table:style-name="ce2"/>
          <table:table-cell table:number-columns-repeated="6"/>
          <table:table-cell table:style-name="ce30"/>
          <table:table-cell table:number-columns-repeated="1010"/>
        </table:table-row>
        <table:table-row table:style-name="ro2" table:number-rows-repeated="57">
          <table:table-cell table:style-name="ce2" table:number-columns-repeated="3"/>
          <table:table-cell table:number-columns-repeated="3"/>
          <table:table-cell table:style-name="ce2"/>
          <table:table-cell table:number-columns-repeated="6"/>
          <table:table-cell table:style-name="ce30"/>
          <table:table-cell table:number-columns-repeated="1010"/>
        </table:table-row>
        <table:table-row table:style-name="ro2" table:number-rows-repeated="2696">
          <table:table-cell table:style-name="ce2" table:number-columns-repeated="3"/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2" table:number-rows-repeated="104531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T1:Sheet1.T1">
            <calcext:condition calcext:apply-style-name="ConditionalStyle_2" calcext:value="&gt;0" calcext:base-cell-address="Sheet1.T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U104820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7" number:min-integer-digits="1" number:grouping="true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number-style style:name="N117">
      <number:number number:decimal-places="4" number:min-integer-digits="1" number:grouping="true"/>
    </number:number-style>
    <number:number-style style:name="N118">
      <number:number number:decimal-places="3" number:min-integer-digits="1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5:06:44.6368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7M39S</meta:editing-duration>
    <meta:editing-cycles>77</meta:editing-cycles>
    <meta:generator>LibreOffice/4.2.4.2$MacOSX_X86_64 LibreOffice_project/63150712c6d317d27ce2db16eb94c2f3d7b699f8</meta:generator>
    <dc:date>2016-06-25T17:36:18.542342000</dc:date>
    <meta:document-statistic meta:table-count="3" meta:cell-count="4225" meta:object-count="0"/>
    <meta:user-defined meta:name="Info 1"/>
    <meta:user-defined meta:name="Info 2"/>
    <meta:user-defined meta:name="Info 3"/>
    <meta:user-defined meta:name="Info 4"/>
  </office:meta>
</office:document-meta>
</file>